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NSimSun" svg:font-family="NSimSun" style:font-family-generic="modern"/>
    <style:font-face style:name="Arial" svg:font-family="Arial" style:font-family-generic="swiss"/>
    <style:font-face style:name="Courier New2" svg:font-family="'Courier New'" style:font-pitch="variable"/>
    <style:font-face style:name="Open Sans" svg:font-family="'Open Sans'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775cm" fo:margin-left="6.586cm" fo:margin-top="0cm" fo:margin-bottom="0cm" table:align="left" style:writing-mode="lr-tb"/>
    </style:style>
    <style:style style:name="Таблица1.A" style:family="table-column">
      <style:table-column-properties style:column-width="4.553cm"/>
    </style:style>
    <style:style style:name="Таблица1.B" style:family="table-column">
      <style:table-column-properties style:column-width="4.223cm"/>
    </style:style>
    <style:style style:name="Таблица1.1" style:family="table-row">
      <style:table-row-properties style:min-row-height="0.947cm" fo:keep-together="auto"/>
    </style:style>
    <style:style style:name="Таблица1.A1" style:family="table-cell">
      <style:table-cell-properties fo:padding-left="0.092cm" fo:padding-right="0.097cm" fo:padding-top="0.097cm" fo:padding-bottom="0.097cm" fo:border-left="0.25pt solid #000000" fo:border-right="none" fo:border-top="0.25pt solid #000000" fo:border-bottom="0.25pt solid #000000"/>
    </style:style>
    <style:style style:name="Таблица1.B1" style:family="table-cell">
      <style:table-cell-properties fo:padding-left="0.092cm" fo:padding-right="0.097cm" fo:padding-top="0.097cm" fo:padding-bottom="0.097cm" fo:border="0.25pt solid #000000"/>
    </style:style>
    <style:style style:name="Таблица1.4" style:family="table-row">
      <style:table-row-properties style:min-row-height="0.674cm" fo:keep-together="auto"/>
    </style:style>
    <style:style style:name="Таблица1.5" style:family="table-row">
      <style:table-row-properties style:min-row-height="0.968cm" fo:keep-together="auto"/>
    </style:style>
    <style:style style:name="Таблица1.6" style:family="table-row">
      <style:table-row-properties style:min-row-height="0.268cm" fo:keep-together="auto"/>
    </style:style>
    <style:style style:name="P1" style:family="paragraph" style:parent-style-name="Standard">
      <style:paragraph-properties style:line-height-at-least="0.503cm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1e2051" style:font-size-asian="14pt" style:font-size-complex="14pt"/>
    </style:style>
    <style:style style:name="P3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officeooo:paragraph-rsid="001e2051" style:font-size-asian="14pt" style:font-name-complex="Times New Roman1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officeooo:paragraph-rsid="001e2051" style:font-size-asian="14pt" style:font-name-complex="Times New Roman1" style:font-size-complex="14pt"/>
    </style:style>
    <style:style style:name="P6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fo:language="en" fo:country="US" style:text-underline-style="none" fo:font-weight="bold" officeooo:rsid="00249004" officeooo:paragraph-rsid="00249004" style:font-size-asian="14pt" style:font-weight-asian="bold" style:font-name-complex="Times New Roman" style:font-size-complex="14pt" style:font-weight-complex="bold"/>
    </style:style>
    <style:style style:name="P7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fo:language="en" fo:country="US" style:text-underline-style="none" fo:font-weight="bold" style:font-size-asian="14pt" style:font-weight-asian="bold" style:font-name-complex="Times New Roman" style:font-size-complex="14pt" style:font-weight-complex="bold"/>
    </style:style>
    <style:style style:name="P8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fo:language="en" fo:country="US" style:text-underline-style="none" fo:font-weight="normal" officeooo:rsid="00249004" officeooo:paragraph-rsid="00249004" style:font-size-asian="14pt" style:font-weight-asian="normal" style:font-name-complex="Times New Roman" style:font-size-complex="14pt" style:font-weight-complex="normal"/>
    </style:style>
    <style:style style:name="P9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fo:language="en" fo:country="US" style:text-underline-style="none" fo:font-weight="normal" style:font-size-asian="14pt" style:font-weight-asian="normal" style:font-name-complex="Times New Roman" style:font-size-complex="14pt" style:font-weight-complex="normal"/>
    </style:style>
    <style:style style:name="P10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fo:language="en" fo:country="US" style:text-underline-style="none" fo:font-weight="normal" officeooo:paragraph-rsid="0027b513" style:font-size-asian="14pt" style:font-weight-asian="normal" style:font-name-complex="Times New Roman" style:font-size-complex="14pt" style:font-weight-complex="normal"/>
    </style:style>
    <style:style style:name="P11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fo:language="en" fo:country="US" style:text-underline-style="none" fo:font-weight="normal" officeooo:rsid="0021a258" style:font-size-asian="14pt" style:font-weight-asian="normal" style:font-name-complex="Times New Roman" style:font-size-complex="14pt" style:font-weight-complex="normal"/>
    </style:style>
    <style:style style:name="P12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fo:language="en" fo:country="US" style:text-underline-style="none" fo:font-weight="normal" officeooo:rsid="0021a258" officeooo:paragraph-rsid="0027b513" style:font-size-asian="14pt" style:font-weight-asian="normal" style:font-name-complex="Times New Roman" style:font-size-complex="14pt" style:font-weight-complex="normal"/>
    </style:style>
    <style:style style:name="P13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fo:language="en" fo:country="US" style:text-underline-style="none" fo:font-weight="normal" officeooo:rsid="0027b513" officeooo:paragraph-rsid="0027b513" style:font-size-asian="14pt" style:font-weight-asian="normal" style:font-name-complex="Times New Roman" style:font-size-complex="14pt" style:font-weight-complex="normal"/>
    </style:style>
    <style:style style:name="P14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fo:language="en" fo:country="US" style:text-underline-style="none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normal" officeooo:paragraph-rsid="001e2051" style:font-size-asian="14pt" style:font-weight-asian="normal" style:font-name-complex="Times New Roman1" style:font-size-complex="14pt" style:font-weight-complex="normal"/>
    </style:style>
    <style:style style:name="P16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fo:language="en" fo:country="US" fo:font-weight="normal" officeooo:paragraph-rsid="0025caba" style:font-size-asian="14pt" style:font-weight-asian="normal" style:font-size-complex="14pt" style:font-weight-complex="normal"/>
    </style:style>
    <style:style style:name="P18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fo:language="en" fo:country="US" fo:font-weight="normal" officeooo:rsid="0025caba" officeooo:paragraph-rsid="0025caba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e2051" style:font-size-asian="14pt" style:font-weight-asian="bold" style:font-name-complex="Times New Roman1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249004" style:font-size-asian="14pt" style:font-weight-asian="bold" style:font-name-complex="Times New Roman" style:font-size-complex="14pt"/>
    </style:style>
    <style:style style:name="P21" style:family="paragraph" style:parent-style-name="Standard">
      <style:paragraph-properties style:line-height-at-least="0.503cm"/>
      <style:text-properties fo:color="#000000" style:font-name="Times New Roman" fo:font-size="14pt" fo:font-weight="normal" fo:background-color="#ffffff" style:font-size-asian="14pt" style:font-size-complex="14pt"/>
    </style:style>
    <style:style style:name="P22" style:family="paragraph" style:parent-style-name="Standard">
      <style:paragraph-properties>
        <style:tab-stops>
          <style:tab-stop style:position="0.635cm"/>
        </style:tab-stops>
      </style:paragraph-properties>
      <style:text-properties fo:color="#000000" style:font-name="Times New Roman" fo:font-size="14pt" fo:font-weight="normal" fo:background-color="#ffffff" style:font-size-asian="14pt" style:font-size-complex="14pt"/>
    </style:style>
    <style:style style:name="P23" style:family="paragraph" style:parent-style-name="Standard">
      <style:paragraph-properties style:line-height-at-least="0.503cm"/>
      <style:text-properties fo:color="#0000ff" style:font-name="Times New Roman" fo:font-size="14pt" fo:font-weight="normal" fo:background-color="#ffffff" style:font-size-asian="14pt" style:font-size-complex="14pt"/>
    </style:style>
    <style:style style:name="P24" style:family="paragraph" style:parent-style-name="Standard">
      <style:paragraph-properties>
        <style:tab-stops>
          <style:tab-stop style:position="0.635cm"/>
        </style:tab-stops>
      </style:paragraph-properties>
      <style:text-properties fo:color="#008000" style:font-name="Times New Roman" fo:font-size="14pt" fo:font-weight="normal" fo:background-color="#ffffff" style:font-size-asian="14pt" style:font-size-complex="14pt"/>
    </style:style>
    <style:style style:name="P25" style:family="paragraph" style:parent-style-name="Standard">
      <style:paragraph-properties>
        <style:tab-stops>
          <style:tab-stop style:position="0.635cm"/>
        </style:tab-stops>
      </style:paragraph-properties>
      <style:text-properties fo:color="#008000" style:font-name="Times New Roman" fo:font-size="14pt" fo:font-weight="normal" officeooo:paragraph-rsid="00249004" fo:background-color="#ffffff" style:font-size-asian="14pt" style:font-size-complex="14pt"/>
    </style:style>
    <style:style style:name="P26" style:family="paragraph" style:parent-style-name="Standard">
      <style:paragraph-properties>
        <style:tab-stops>
          <style:tab-stop style:position="0.635cm"/>
        </style:tab-stops>
      </style:paragraph-properties>
      <style:text-properties fo:color="#a31515" style:font-name="Times New Roman" fo:font-size="14pt" fo:font-weight="normal" fo:background-color="#ffffff" style:font-size-asian="14pt" style:font-size-complex="14pt"/>
    </style:style>
    <style:style style:name="P27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Times New Roman" fo:font-size="14pt" fo:font-weight="normal" fo:background-color="#ffffff" style:font-size-asian="14pt" style:font-size-complex="14pt"/>
    </style:style>
    <style:style style:name="P28" style:family="paragraph" style:parent-style-name="Standard">
      <style:paragraph-properties fo:margin-top="0cm" fo:margin-bottom="0.499cm" loext:contextual-spacing="false" style:line-height-at-least="0.503cm"/>
      <style:text-properties style:font-name="Times New Roman" fo:font-size="14pt" style:font-size-asian="14pt" style:font-size-complex="14pt"/>
    </style:style>
    <style:style style:name="P29" style:family="paragraph" style:parent-style-name="Standard">
      <style:paragraph-properties fo:margin-left="1.27cm" fo:margin-right="0cm" fo:text-indent="0cm" style:auto-text-indent="false">
        <style:tab-stops>
          <style:tab-stop style:position="0.635cm"/>
        </style:tab-stops>
      </style:paragraph-properties>
      <style:text-properties officeooo:paragraph-rsid="0027b513"/>
    </style:style>
    <style:style style:name="P30" style:family="paragraph" style:parent-style-name="Standard">
      <style:paragraph-properties fo:margin-left="1.27cm" fo:margin-right="0cm" fo:text-indent="0cm" style:auto-text-indent="false">
        <style:tab-stops>
          <style:tab-stop style:position="0.635cm"/>
        </style:tab-stops>
      </style:paragraph-properties>
      <style:text-properties style:font-name="Times New Roman" fo:font-size="14pt" fo:language="en" fo:country="US" style:text-underline-style="none" fo:font-weight="bold" officeooo:paragraph-rsid="0027b513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margin-top="0cm" fo:margin-bottom="0.353cm" loext:contextual-spacing="false" text:number-lines="false" text:line-number="0"/>
      <style:text-properties style:font-name="Times New Roman" fo:font-size="14pt" officeooo:paragraph-rsid="001e2051" style:font-size-asian="14pt" style:font-size-complex="14pt"/>
    </style:style>
    <style:style style:name="P32" style:family="paragraph" style:parent-style-name="Table_20_Contents">
      <style:paragraph-properties fo:margin-top="0cm" fo:margin-bottom="0.353cm" loext:contextual-spacing="false"/>
      <style:text-properties style:font-name="Times New Roman" fo:font-size="14pt" officeooo:paragraph-rsid="001e2051" style:font-size-asian="14pt" style:font-size-complex="14pt"/>
    </style:style>
    <style:style style:name="P33" style:family="paragraph" style:parent-style-name="Table_20_Contents">
      <style:paragraph-properties fo:margin-top="0cm" fo:margin-bottom="0.353cm" loext:contextual-spacing="false" style:snap-to-layout-grid="false"/>
      <style:text-properties style:font-name="Times New Roman" fo:font-size="14pt" officeooo:paragraph-rsid="001e2051" style:font-size-asian="14pt" style:font-size-complex="14pt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officeooo:paragraph-rsid="001e2051" style:font-size-asian="14pt" style:font-name-complex="Times New Roman1" style:font-size-complex="14pt"/>
    </style:style>
    <style:style style:name="P35" style:family="paragraph" style:parent-style-name="Standard" style:list-style-name="WW8Num2">
      <style:paragraph-properties>
        <style:tab-stops>
          <style:tab-stop style:position="0.635cm"/>
        </style:tab-stops>
      </style:paragraph-properties>
      <style:text-properties style:font-name="Times New Roman" fo:font-size="14pt" fo:language="ru" fo:country="RU" style:text-underline-style="none" style:font-size-asian="14pt" style:font-name-complex="Times New Roman" style:font-size-complex="14pt"/>
    </style:style>
    <style:style style:name="P36" style:family="paragraph" style:parent-style-name="Standard" style:list-style-name="WW8Num2">
      <style:paragraph-properties>
        <style:tab-stops>
          <style:tab-stop style:position="0.635cm"/>
        </style:tab-stops>
      </style:paragraph-properties>
      <style:text-properties style:font-name="Times New Roman" fo:font-size="14pt" fo:language="ru" fo:country="RU" style:text-underline-style="none" fo:font-weight="bold" style:font-size-asian="14pt" style:font-weight-asian="bold" style:font-name-complex="Times New Roman" style:font-size-complex="14pt" style:font-weight-complex="bold"/>
    </style:style>
    <style:style style:name="P37" style:family="paragraph" style:parent-style-name="Standard" style:list-style-name="WW8Num2">
      <style:paragraph-properties>
        <style:tab-stops>
          <style:tab-stop style:position="0.635cm"/>
        </style:tab-stops>
      </style:paragraph-properties>
      <style:text-properties style:font-name="Times New Roman" fo:font-size="14pt" fo:language="ru" fo:country="RU" fo:font-weight="bold" style:font-size-asian="14pt" style:font-weight-asian="bold" style:font-name-complex="Times New Roman" style:font-size-complex="14pt" style:font-weight-complex="bold"/>
    </style:style>
    <style:style style:name="P38" style:family="paragraph" style:parent-style-name="Standard" style:list-style-name="WW8Num2">
      <style:paragraph-properties>
        <style:tab-stops>
          <style:tab-stop style:position="0.635cm"/>
        </style:tab-stops>
      </style:paragraph-properties>
      <style:text-properties style:font-name="Times New Roman" fo:font-size="14pt" style:font-size-asian="14pt" style:font-size-complex="14pt"/>
    </style:style>
    <style:style style:name="P39" style:family="paragraph" style:parent-style-name="Standard" style:list-style-name="WW8Num2">
      <style:paragraph-properties>
        <style:tab-stops>
          <style:tab-stop style:position="0.635cm"/>
        </style:tab-stops>
      </style:paragraph-properties>
      <style:text-properties style:font-name="Times New Roman" fo:font-size="14pt" officeooo:paragraph-rsid="00237b21" style:font-size-asian="14pt" style:font-size-complex="14pt"/>
    </style:style>
    <style:style style:name="P40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officeooo:paragraph-rsid="00237b21" style:font-size-asian="14pt" style:font-size-complex="14pt"/>
    </style:style>
    <style:style style:name="P41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fo:font-weight="bold" style:font-size-asian="14pt" style:font-size-complex="14pt"/>
    </style:style>
    <style:style style:name="P42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fo:font-weight="bold"/>
    </style:style>
    <style:style style:name="P43" style:family="paragraph" style:parent-style-name="Standard">
      <style:paragraph-properties>
        <style:tab-stops>
          <style:tab-stop style:position="0.635cm"/>
        </style:tab-stops>
      </style:paragraph-properties>
      <style:text-properties fo:color="#000000" style:font-name="Times New Roman" fo:font-size="14pt" fo:font-weight="normal" fo:background-color="#ffffff" style:font-size-asian="14pt" style:font-size-complex="14pt"/>
    </style:style>
    <style:style style:name="P44" style:family="paragraph" style:parent-style-name="Standard">
      <style:paragraph-properties>
        <style:tab-stops>
          <style:tab-stop style:position="0.635cm"/>
        </style:tab-stops>
      </style:paragraph-properties>
      <style:text-properties fo:color="#000000" style:font-name="Times New Roman" fo:font-size="14pt" fo:font-weight="normal" officeooo:paragraph-rsid="00249004" fo:background-color="#ffffff" style:font-size-asian="14pt" style:font-size-complex="14pt"/>
    </style:style>
    <style:style style:name="P45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46" style:family="paragraph" style:parent-style-name="Standard">
      <style:paragraph-properties>
        <style:tab-stops>
          <style:tab-stop style:position="0.635cm"/>
        </style:tab-stops>
      </style:paragraph-properties>
      <style:text-properties fo:color="#000000" style:font-name="Droid Sans Mono" fo:font-size="10.5pt" fo:font-weight="normal" fo:background-color="#ffffff" style:font-size-asian="14pt" style:font-size-complex="14pt"/>
    </style:style>
    <style:style style:name="P47" style:family="paragraph" style:parent-style-name="Standard">
      <style:paragraph-properties>
        <style:tab-stops>
          <style:tab-stop style:position="0.635cm"/>
        </style:tab-stops>
      </style:paragraph-properties>
      <style:text-properties fo:color="#000000" style:font-name="Droid Sans Mono" fo:font-size="10.5pt" fo:font-weight="normal" officeooo:paragraph-rsid="00249004" fo:background-color="#ffffff" style:font-size-asian="14pt" style:font-size-complex="14pt"/>
    </style:style>
    <style:style style:name="P48" style:family="paragraph" style:parent-style-name="Standard">
      <style:paragraph-properties style:line-height-at-least="0.503cm"/>
      <style:text-properties fo:color="#0000ff" style:font-name="Droid Sans Mono" fo:font-size="10.5pt" fo:font-weight="normal" fo:background-color="#ffffff"/>
    </style:style>
    <style:style style:name="P49" style:family="paragraph" style:parent-style-name="Standard">
      <style:paragraph-properties style:line-height-at-least="0.503cm"/>
    </style:style>
    <style:style style:name="P50" style:family="paragraph" style:parent-style-name="Standard">
      <style:paragraph-properties style:line-height-at-least="0.503cm"/>
      <style:text-properties fo:color="#af00db" style:font-name="Droid Sans Mono" fo:font-size="10.5pt" fo:font-weight="normal" fo:background-color="#ffffff"/>
    </style:style>
    <style:style style:name="P51" style:family="paragraph" style:parent-style-name="Standard">
      <style:paragraph-properties>
        <style:tab-stops>
          <style:tab-stop style:position="0.635cm"/>
        </style:tab-stops>
      </style:paragraph-properties>
      <style:text-properties fo:color="#af00db" style:font-name="Times New Roman" fo:font-size="14pt" fo:font-weight="normal" fo:background-color="#ffffff" style:font-size-asian="14pt" style:font-size-complex="14pt"/>
    </style:style>
    <style:style style:name="P52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Droid Sans Mono" fo:font-size="10.5pt" fo:font-weight="normal" fo:background-color="#ffffff"/>
    </style:style>
    <style:style style:name="P53" style:family="paragraph" style:parent-style-name="Standard">
      <style:paragraph-properties fo:margin-top="0cm" fo:margin-bottom="0.499cm" loext:contextual-spacing="false" style:line-height-at-least="0.503cm"/>
    </style:style>
    <style:style style:name="P54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>
        <style:tab-stops>
          <style:tab-stop style:position="0.635cm"/>
        </style:tab-stops>
      </style:paragraph-properties>
      <style:text-properties fo:color="#000000" style:font-name="Times New Roman" fo:font-size="14pt" fo:language="en" fo:country="US" style:text-underline-style="none" fo:font-weight="normal" officeooo:rsid="002aacb3" officeooo:paragraph-rsid="002a687f" style:font-size-asian="14pt" style:font-weight-asian="normal" style:font-name-complex="Times New Roman" style:font-size-complex="14pt" style:font-weight-complex="normal"/>
    </style:style>
    <style:style style:name="P55" style:family="paragraph" style:parent-style-name="Standard" style:list-style-name="WWNum2">
      <style:paragraph-properties fo:margin-top="0.423cm" fo:margin-bottom="0.423cm" loext:contextual-spacing="false" fo:line-height="100%" fo:text-align="justify" style:justify-single-word="false" fo:orphans="0" fo:widows="0"/>
      <style:text-properties fo:color="#000000" style:font-name="Times New Roman" fo:font-size="14pt" fo:font-weight="bold" officeooo:rsid="002aacb3" officeooo:paragraph-rsid="002a687f" style:font-name-asian="Times New Roman1" style:font-size-asian="14pt" style:font-weight-asian="bold" style:font-name-complex="Times New Roman1" style:font-size-complex="14pt"/>
    </style:style>
    <style:style style:name="P56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fo:color="#000000" officeooo:rsid="002aacb3" officeooo:paragraph-rsid="002a687f"/>
    </style:style>
    <style:style style:name="P57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>
        <style:tab-stops>
          <style:tab-stop style:position="0.635cm"/>
        </style:tab-stops>
      </style:paragraph-properties>
      <style:text-properties style:font-name="Times New Roman" fo:font-size="14pt" officeooo:rsid="002aacb3" officeooo:paragraph-rsid="002a687f" style:font-name-asian="Times New Roman1" style:font-size-asian="14pt" style:font-name-complex="Times New Roman1" style:font-size-complex="14pt"/>
    </style:style>
    <style:style style:name="P58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officeooo:paragraph-rsid="002a687f" style:font-name-asian="Times New Roman1" style:font-size-asian="14pt" style:font-name-complex="Times New Roman1" style:font-size-complex="14pt"/>
    </style:style>
    <style:style style:name="T1" style:family="text">
      <style:text-properties style:font-name="Times New Roman" fo:font-size="14pt" fo:language="en" fo:country="US" style:text-underline-style="none" fo:font-weight="normal" style:font-size-asian="14pt" style:font-weight-asian="normal" style:font-name-complex="Times New Roman" style:font-size-complex="14pt" style:font-weight-complex="normal"/>
    </style:style>
    <style:style style:name="T2" style:family="text">
      <style:text-properties style:font-name="Times New Roman" fo:font-size="14pt" fo:language="en" fo:country="US" style:text-underline-style="none" fo:font-weight="normal" officeooo:rsid="001fb4dd" style:font-size-asian="14pt" style:font-weight-asian="normal" style:font-name-complex="Times New Roman" style:font-size-complex="14pt" style:font-weight-complex="normal"/>
    </style:style>
    <style:style style:name="T3" style:family="text">
      <style:text-properties style:font-name="Times New Roman" fo:font-size="14pt" fo:language="en" fo:country="US" style:text-underline-style="none" fo:font-weight="normal" officeooo:rsid="00286ad0" style:font-size-asian="14pt" style:font-weight-asian="normal" style:font-name-complex="Times New Roman" style:font-size-complex="14pt" style:font-weight-complex="normal"/>
    </style:style>
    <style:style style:name="T4" style:family="text">
      <style:text-properties style:font-name="Times New Roman" fo:font-size="14pt" fo:language="en" fo:country="US" style:text-underline-style="none" fo:font-weight="normal" officeooo:rsid="0028efde" style:font-size-asian="14pt" style:font-weight-asian="normal" style:font-name-complex="Times New Roman" style:font-size-complex="14pt" style:font-weight-complex="normal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officeooo:rsid="001fb4dd"/>
    </style:style>
    <style:style style:name="T7" style:family="text">
      <style:text-properties fo:color="#af00db"/>
    </style:style>
    <style:style style:name="T8" style:family="text">
      <style:text-properties fo:color="#af00db" style:font-name="Droid Sans Mono" fo:font-size="10.5pt" fo:language="en" fo:country="US" style:text-underline-style="none" fo:font-weight="normal" fo:background-color="#ffffff" loext:char-shading-value="0" style:font-weight-asian="bold" style:font-name-complex="Times New Roman" style:font-weight-complex="bold"/>
    </style:style>
    <style:style style:name="T9" style:family="text">
      <style:text-properties fo:color="#0000ff"/>
    </style:style>
    <style:style style:name="T10" style:family="text">
      <style:text-properties fo:color="#0000ff" fo:language="en" fo:country="US" style:text-underline-style="none" style:font-weight-asian="normal" style:font-name-complex="Times New Roman" style:font-weight-complex="normal"/>
    </style:style>
    <style:style style:name="T11" style:family="text">
      <style:text-properties fo:color="#0000ff" style:font-name="Droid Sans Mono" fo:font-size="10.5pt" fo:language="en" fo:country="US" style:text-underline-style="none" fo:font-weight="normal" fo:background-color="#ffffff" loext:char-shading-value="0" style:font-weight-asian="bold" style:font-name-complex="Times New Roman" style:font-weight-complex="bold"/>
    </style:style>
    <style:style style:name="T12" style:family="text">
      <style:text-properties fo:color="#09885a"/>
    </style:style>
    <style:style style:name="T13" style:family="text">
      <style:text-properties fo:color="#a31515"/>
    </style:style>
    <style:style style:name="T14" style:family="text">
      <style:text-properties fo:color="#a31515" style:font-name="Droid Sans Mono" fo:font-size="10.5pt" fo:language="en" fo:country="US" style:text-underline-style="none" fo:font-weight="normal" fo:background-color="#ffffff" loext:char-shading-value="0" style:font-weight-asian="bold" style:font-name-complex="Times New Roman" style:font-weight-complex="bold"/>
    </style:style>
    <style:style style:name="T15" style:family="text">
      <style:text-properties fo:color="#267f99"/>
    </style:style>
    <style:style style:name="T16" style:family="text">
      <style:text-properties fo:color="#001080"/>
    </style:style>
    <style:style style:name="T17" style:family="text">
      <style:text-properties fo:color="#008000"/>
    </style:style>
    <style:style style:name="T18" style:family="text">
      <style:text-properties fo:color="#795e26"/>
    </style:style>
    <style:style style:name="T19" style:family="text">
      <style:text-properties fo:color="#ff0000"/>
    </style:style>
    <style:style style:name="T20" style:family="text">
      <style:text-properties officeooo:rsid="00210360"/>
    </style:style>
    <style:style style:name="T21" style:family="text">
      <style:text-properties fo:font-variant="normal" fo:text-transform="none" fo:color="#000000" fo:letter-spacing="normal" fo:language="ru" fo:country="RU" fo:font-style="normal" style:text-underline-style="none" fo:font-weight="normal" style:font-style-asian="normal" style:font-weight-asian="normal" style:font-name-complex="Times New Roman" style:font-weight-complex="normal"/>
    </style:style>
    <style:style style:name="T22" style:family="text">
      <style:text-properties fo:font-variant="normal" fo:text-transform="none" fo:color="#000000" fo:letter-spacing="normal" fo:language="ru" fo:country="RU" fo:font-style="normal" style:text-underline-style="none" fo:font-weight="normal" officeooo:rsid="0021a258" style:font-style-asian="normal" style:font-weight-asian="normal" style:font-name-complex="Times New Roman" style:font-weight-complex="normal"/>
    </style:style>
    <style:style style:name="T23" style:family="text">
      <style:text-properties fo:font-variant="normal" fo:text-transform="none" fo:color="#000000" fo:letter-spacing="normal" fo:language="ru" fo:country="RU" fo:font-style="normal" style:text-underline-style="none" fo:font-weight="normal" officeooo:rsid="00249004" style:font-style-asian="normal" style:font-weight-asian="normal" style:font-name-complex="Times New Roman" style:font-weight-complex="normal"/>
    </style:style>
    <style:style style:name="T24" style:family="text">
      <style:text-properties fo:language="ru" fo:country="RU" style:text-underline-style="none" fo:font-weight="bold" style:font-weight-asian="bold" style:font-name-complex="Times New Roman" style:font-weight-complex="bold"/>
    </style:style>
    <style:style style:name="T25" style:family="text">
      <style:text-properties fo:language="ru" fo:country="RU" style:text-underline-style="none" fo:font-weight="normal" style:font-weight-asian="normal" style:font-name-complex="Times New Roman" style:font-weight-complex="normal"/>
    </style:style>
    <style:style style:name="T26" style:family="text">
      <style:text-properties fo:language="en" fo:country="US" style:text-underline-style="none" style:font-weight-asian="normal" style:font-name-complex="Times New Roman" style:font-weight-complex="normal"/>
    </style:style>
    <style:style style:name="T27" style:family="text">
      <style:text-properties fo:language="en" fo:country="US" style:text-underline-style="none" fo:font-weight="bold" style:font-weight-asian="bold" style:font-name-complex="Times New Roman" style:font-weight-complex="bold"/>
    </style:style>
    <style:style style:name="T28" style:family="text">
      <style:text-properties fo:language="en" fo:country="US" style:text-underline-style="none" style:font-weight-asian="bold" style:font-name-complex="Times New Roman" style:font-weight-complex="bold"/>
    </style:style>
    <style:style style:name="T29" style:family="text">
      <style:text-properties fo:language="en" fo:country="US" style:text-underline-style="none" officeooo:rsid="001fb4dd" style:font-weight-asian="bold" style:font-name-complex="Times New Roman" style:font-weight-complex="bold"/>
    </style:style>
    <style:style style:name="T30" style:family="text">
      <style:text-properties fo:language="en" fo:country="US" style:text-underline-style="none" style:font-size-asian="14pt" style:font-weight-asian="bold" style:font-name-complex="Times New Roman" style:font-size-complex="14pt" style:font-weight-complex="bold"/>
    </style:style>
    <style:style style:name="T31" style:family="text">
      <style:text-properties fo:language="en" fo:country="US" style:text-underline-style="none" officeooo:rsid="001fb4dd" style:font-size-asian="14pt" style:font-weight-asian="bold" style:font-name-complex="Times New Roman" style:font-size-complex="14pt" style:font-weight-complex="bold"/>
    </style:style>
    <style:style style:name="T32" style:family="text">
      <style:text-properties officeooo:rsid="00249004"/>
    </style:style>
    <style:style style:name="T33" style:family="text">
      <style:text-properties officeooo:rsid="0027b513"/>
    </style:style>
    <style:style style:name="T34" style:family="text">
      <style:text-properties officeooo:rsid="002a367e"/>
    </style:style>
    <style:style style:name="T35" style:family="text">
      <style:text-properties officeooo:rsid="002ae7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Московский Авиационный Институт</text:p>
      <text:p text:style-name="P4">(Национальный исследовательский Университет)</text:p>
      <text:p text:style-name="P4"/>
      <text:p text:style-name="P4"/>
      <text:p text:style-name="P4">Факультет: «Информационные технологии и прикладная математика»</text:p>
      <text:p text:style-name="P4">Кафедра: 806 «Вычислительная математика и программирование»</text:p>
      <text:p text:style-name="P4"/>
      <text:p text:style-name="P4"/>
      <text:p text:style-name="P4"/>
      <text:p text:style-name="P4"/>
      <text:p text:style-name="P19">Лабораторная работа №<text:span text:style-name="T32">6</text:span></text:p>
      <text:p text:style-name="P19">по курсу «ООП»</text:p>
      <text:p text:style-name="P2"/>
      <text:p text:style-name="P19"/>
      <text:p text:style-name="P19"/>
      <text:p text:style-name="P19"/>
      <text:p text:style-name="P19">Тема:</text:p>
      <text:p text:style-name="P20">Итераторы и аллокаторы.</text:p>
      <text:p text:style-name="P2"/>
      <text:p text:style-name="P2"/>
      <text:p text:style-name="P2"/>
      <text:p text:style-name="P2"/>
      <text:p text:style-name="P2"/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1">Студент:</text:p>
          </table:table-cell>
          <table:table-cell table:style-name="Таблица1.B1" office:value-type="string">
            <text:p text:style-name="P31">Обыденкова Ю.Ю.</text:p>
          </table:table-cell>
        </table:table-row>
        <table:table-row table:style-name="Таблица1.1">
          <table:table-cell table:style-name="Таблица1.A1" office:value-type="string">
            <text:p text:style-name="P31">Группа:</text:p>
          </table:table-cell>
          <table:table-cell table:style-name="Таблица1.B1" office:value-type="string">
            <text:p text:style-name="P31">М80-208Б-18</text:p>
          </table:table-cell>
        </table:table-row>
        <table:table-row table:style-name="Таблица1.1">
          <table:table-cell table:style-name="Таблица1.A1" office:value-type="string">
            <text:p text:style-name="P31">Преподаватель:</text:p>
          </table:table-cell>
          <table:table-cell table:style-name="Таблица1.B1" office:value-type="string">
            <text:p text:style-name="P31">Журавлев А.А.</text:p>
          </table:table-cell>
        </table:table-row>
        <table:table-row table:style-name="Таблица1.4">
          <table:table-cell table:style-name="Таблица1.A1" office:value-type="string">
            <text:p text:style-name="P32">Вариант:</text:p>
          </table:table-cell>
          <table:table-cell table:style-name="Таблица1.B1" office:value-type="string">
            <text:p text:style-name="P32">18</text:p>
          </table:table-cell>
        </table:table-row>
        <table:table-row table:style-name="Таблица1.5">
          <table:table-cell table:style-name="Таблица1.A1" office:value-type="string">
            <text:p text:style-name="P31">Оценка:</text:p>
          </table:table-cell>
          <table:table-cell table:style-name="Таблица1.B1" office:value-type="string">
            <text:p text:style-name="P33"/>
          </table:table-cell>
        </table:table-row>
        <table:table-row table:style-name="Таблица1.6">
          <table:table-cell table:style-name="Таблица1.A1" office:value-type="string">
            <text:p text:style-name="P31">Дата:</text:p>
          </table:table-cell>
          <table:table-cell table:style-name="Таблица1.B1" office:value-type="string">
            <text:p text:style-name="P33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Москва</text:p>
      <text:p text:style-name="P15">2019</text:p>
      <text:p text:style-name="P15"/>
      <text:list xml:id="list155058250" text:style-name="WW8Num2">
        <text:list-header>
          <text:p text:style-name="P35"><text:soft-page-break/></text:p>
        </text:list-header>
        <text:list-item>
          <text:p text:style-name="P36">Код программы:</text:p>
        </text:list-item>
      </text:list>
      <text:p text:style-name="P6"><text:span text:style-name="T34">A</text:span>llocator.h</text:p>
      <text:p text:style-name="P6"/>
      <text:p text:style-name="P47"><text:span text:style-name="T7">#pragma</text:span><text:span text:style-name="T9"> </text:span><text:span text:style-name="T19">once</text:span></text:p>
      <text:p text:style-name="P49"/>
      <text:p text:style-name="P45"><text:span text:style-name="T7">#include</text:span><text:span text:style-name="T9"> </text:span><text:span text:style-name="T13">&lt;memory&gt;</text:span></text:p>
      <text:p text:style-name="P45"><text:span text:style-name="T7">#include</text:span><text:span text:style-name="T9"> </text:span><text:span text:style-name="T13">"List.h"</text:span></text:p>
      <text:p text:style-name="P49"/>
      <text:p text:style-name="P45"><text:span text:style-name="T9">template</text:span> &lt;<text:span text:style-name="T9">typename</text:span> <text:span text:style-name="T15">T</text:span>, <text:span text:style-name="T9">size_t</text:span> <text:span text:style-name="T15">ALLOC_SIZE</text:span>&gt;</text:p>
      <text:p text:style-name="P45"><text:span text:style-name="T9">class</text:span> <text:span text:style-name="T15">Allocator</text:span> {</text:p>
      <text:p text:style-name="P48">public:</text:p>
      <text:p text:style-name="P45"><text:span text:style-name="T7">using</text:span> <text:span text:style-name="T15">value_type</text:span> = <text:span text:style-name="T15">T</text:span>;</text:p>
      <text:p text:style-name="P45"><text:span text:style-name="T7">using</text:span> <text:span text:style-name="T15">size_type</text:span> = <text:span text:style-name="T15">std</text:span>::<text:span text:style-name="T9">size_t</text:span>;</text:p>
      <text:p text:style-name="P45"><text:span text:style-name="T7">using</text:span> <text:span text:style-name="T15">difference_type</text:span> = <text:span text:style-name="T15">std</text:span>::<text:span text:style-name="T15">ptrdiff_t</text:span>;</text:p>
      <text:p text:style-name="P45"><text:span text:style-name="T7">using</text:span> <text:span text:style-name="T15">is_always_equal</text:span> = <text:span text:style-name="T15">std</text:span>::<text:span text:style-name="T15">false_type</text:span>;</text:p>
      <text:p text:style-name="P49"/>
      <text:p text:style-name="P45"><text:span text:style-name="T18">Allocator</text:span>(<text:span text:style-name="T9">const</text:span> <text:span text:style-name="T15">Allocator</text:span><text:span text:style-name="T9">&amp;</text:span>) = <text:span text:style-name="T9">delete</text:span>;</text:p>
      <text:p text:style-name="P45"><text:span text:style-name="T18">Allocator</text:span>(<text:span text:style-name="T15">Allocator</text:span><text:span text:style-name="T9">&amp;&amp;</text:span>) = <text:span text:style-name="T9">delete</text:span>;</text:p>
      <text:p text:style-name="P49"/>
      <text:p text:style-name="P45"><text:span text:style-name="T9">template</text:span>&lt;<text:span text:style-name="T9">class</text:span> <text:span text:style-name="T15">V</text:span>&gt;</text:p>
      <text:p text:style-name="P45"><text:span text:style-name="T9">struct</text:span> <text:span text:style-name="T15">rebind</text:span> {</text:p>
      <text:p text:style-name="P45"><text:span text:style-name="T7">using</text:span> <text:span text:style-name="T15">other</text:span> = <text:span text:style-name="T15">Allocator</text:span>&lt;<text:span text:style-name="T15">V</text:span>, <text:span text:style-name="T15">ALLOC_SIZE</text:span>&gt;;</text:p>
      <text:p text:style-name="P45">};</text:p>
      <text:p text:style-name="P49"/>
      <text:p text:style-name="P45"><text:span text:style-name="T18">Allocator</text:span>() {</text:p>
      <text:p text:style-name="P45"><text:span text:style-name="T9">size_t</text:span> object_count = ALLOC_SIZE / <text:span text:style-name="T9">sizeof</text:span>(T);</text:p>
      <text:p text:style-name="P49"/>
      <text:p text:style-name="P45">memory = <text:span text:style-name="T9">reinterpret_cast</text:span>&lt;<text:span text:style-name="T9">char</text:span>*&gt;(operator <text:span text:style-name="T7">new</text:span>(<text:span text:style-name="T9">sizeof</text:span>(T) * object_count));</text:p>
      <text:p text:style-name="P45"><text:span text:style-name="T7">for</text:span> (<text:span text:style-name="T9">size_t</text:span> i = <text:span text:style-name="T12">0</text:span>; i &lt; object_count; ++i) {</text:p>
      <text:p text:style-name="P45"><text:span text:style-name="T16">free_blocks</text:span>.<text:span text:style-name="T18">Insert</text:span>(<text:span text:style-name="T16">free_blocks</text:span>.<text:span text:style-name="T18">end</text:span>(), memory + <text:span text:style-name="T9">sizeof</text:span>(T) * i);</text:p>
      <text:p text:style-name="P45">}</text:p>
      <text:p text:style-name="P45">}</text:p>
      <text:p text:style-name="P49"/>
      <text:p text:style-name="P45"><text:span text:style-name="T18">~Allocator</text:span>() {</text:p>
      <text:p text:style-name="P45">operator <text:span text:style-name="T7">delete</text:span>(memory);</text:p>
      <text:p text:style-name="P45">}</text:p>
      <text:p text:style-name="P49"/>
      <text:p text:style-name="P45"><text:span text:style-name="T15">T</text:span><text:span text:style-name="T9">*</text:span> <text:span text:style-name="T18">allocate</text:span>(<text:span text:style-name="T9">size_t</text:span> <text:span text:style-name="T16">size</text:span>) {</text:p>
      <text:p text:style-name="P45"><text:span text:style-name="T7">if</text:span> (size &gt; <text:span text:style-name="T12">1</text:span>) {</text:p>
      <text:p text:style-name="P45"><text:span text:style-name="T7">throw</text:span> <text:span text:style-name="T15">std</text:span>::<text:span text:style-name="T18">logic_error</text:span>(<text:span text:style-name="T13">"This allocator cant do that"</text:span>);</text:p>
      <text:p text:style-name="P45">}</text:p>
      <text:p text:style-name="P45"><text:span text:style-name="T7">if</text:span> (<text:span text:style-name="T16">free_blocks</text:span>.<text:span text:style-name="T18">Empty</text:span>()) {</text:p>
      <text:p text:style-name="P45"><text:span text:style-name="T7">throw</text:span> <text:span text:style-name="T15">std</text:span>::<text:span text:style-name="T18">bad_alloc</text:span>();</text:p>
      <text:p text:style-name="P45">}</text:p>
      <text:p text:style-name="P45">T* temp = <text:span text:style-name="T9">reinterpret_cast</text:span>&lt;T*&gt;(*<text:span text:style-name="T16">free_blocks</text:span>.<text:span text:style-name="T18">begin</text:span>());</text:p>
      <text:p text:style-name="P45"><text:span text:style-name="T16">free_blocks</text:span>.<text:span text:style-name="T18">Erase</text:span>(<text:span text:style-name="T16">free_blocks</text:span>.<text:span text:style-name="T18">begin</text:span>());</text:p>
      <text:p text:style-name="P45"><text:span text:style-name="T7">return</text:span> temp;</text:p>
      <text:p text:style-name="P49"/>
      <text:p text:style-name="P45">}</text:p>
      <text:p text:style-name="P49"/>
      <text:p text:style-name="P45"><text:span text:style-name="T9">void</text:span> <text:span text:style-name="T18">deallocate</text:span>(<text:span text:style-name="T15">T</text:span><text:span text:style-name="T9">*</text:span> <text:span text:style-name="T16">ptr</text:span>, <text:span text:style-name="T9">size_t</text:span> <text:span text:style-name="T16">size</text:span>) {</text:p>
      <text:p text:style-name="P45"><text:soft-page-break/><text:span text:style-name="T7">if</text:span> (size &gt; <text:span text:style-name="T12">1</text:span>) {</text:p>
      <text:p text:style-name="P45"><text:span text:style-name="T7">throw</text:span> <text:span text:style-name="T15">std</text:span>::<text:span text:style-name="T18">logic_error</text:span>(<text:span text:style-name="T13">"This allocator cant do that"</text:span>);</text:p>
      <text:p text:style-name="P45">}</text:p>
      <text:p text:style-name="P45"><text:span text:style-name="T16">free_blocks</text:span>.<text:span text:style-name="T18">Insert</text:span>(<text:span text:style-name="T16">free_blocks</text:span>.<text:span text:style-name="T18">end</text:span>(), <text:span text:style-name="T9">reinterpret_cast</text:span>&lt;<text:span text:style-name="T9">char</text:span>*&gt;(ptr));</text:p>
      <text:p text:style-name="P45">}</text:p>
      <text:p text:style-name="P49"/>
      <text:p text:style-name="P48">private:</text:p>
      <text:p text:style-name="P45"><text:span text:style-name="T15">Containers</text:span>::List&lt;<text:span text:style-name="T9">char</text:span>*&gt; free_blocks;</text:p>
      <text:p text:style-name="P45"><text:span text:style-name="T9">char</text:span>* memory;</text:p>
      <text:p text:style-name="P45">};</text:p>
      <text:p text:style-name="P45"/>
      <text:p text:style-name="P44"><text:span text:style-name="T17"/></text:p>
      <text:p text:style-name="P21"/>
      <text:p text:style-name="P25"/>
      <text:p text:style-name="P21"/>
      <text:p text:style-name="P8"/>
      <text:p text:style-name="P7"/>
      <text:p text:style-name="P7"/>
      <text:p text:style-name="P7"><text:span text:style-name="T34">Point</text:span>.h<text:line-break/></text:p>
      <text:p text:style-name="P46"><text:span text:style-name="T7">#pragma</text:span><text:span text:style-name="T9"> </text:span><text:span text:style-name="T19">once</text:span></text:p>
      <text:p text:style-name="P49"/>
      <text:p text:style-name="P45"><text:span text:style-name="T7">#include</text:span><text:span text:style-name="T9"> </text:span><text:span text:style-name="T13">&lt;numeric&gt;</text:span></text:p>
      <text:p text:style-name="P45"><text:span text:style-name="T7">#include</text:span><text:span text:style-name="T9"> </text:span><text:span text:style-name="T13">&lt;iostream&gt;</text:span></text:p>
      <text:p text:style-name="P45"><text:span text:style-name="T7">#include</text:span><text:span text:style-name="T9"> </text:span><text:span text:style-name="T13">&lt;vector&gt;</text:span></text:p>
      <text:p text:style-name="P45"><text:span text:style-name="T7">#include</text:span><text:span text:style-name="T9"> </text:span><text:span text:style-name="T13">&lt;cmath&gt;</text:span></text:p>
      <text:p text:style-name="P45"><text:span text:style-name="T7">#include</text:span><text:span text:style-name="T9"> </text:span><text:span text:style-name="T13">&lt;limits&gt;</text:span></text:p>
      <text:p text:style-name="P49"/>
      <text:p text:style-name="P45"><text:span text:style-name="T9">template</text:span> &lt;<text:span text:style-name="T9">typename</text:span> <text:span text:style-name="T15">T</text:span>&gt;</text:p>
      <text:p text:style-name="P45"><text:span text:style-name="T9">struct</text:span> <text:span text:style-name="T15">Point</text:span> {</text:p>
      <text:p text:style-name="P45">T x = <text:span text:style-name="T12">0</text:span>;</text:p>
      <text:p text:style-name="P45">T y = <text:span text:style-name="T12">0</text:span>;</text:p>
      <text:p text:style-name="P45">};</text:p>
      <text:p text:style-name="P49"/>
      <text:p text:style-name="P45"><text:span text:style-name="T9">template</text:span> &lt;<text:span text:style-name="T9">typename</text:span> <text:span text:style-name="T15">T</text:span>&gt;</text:p>
      <text:p text:style-name="P45"><text:span text:style-name="T9">class</text:span> <text:span text:style-name="T15">Vector</text:span> {</text:p>
      <text:p text:style-name="P48">public:</text:p>
      <text:p text:style-name="P45"><text:span text:style-name="T9">explicit</text:span> <text:span text:style-name="T18">Vector</text:span>(<text:span text:style-name="T15">T</text:span> <text:span text:style-name="T16">a</text:span>, <text:span text:style-name="T15">T</text:span> <text:span text:style-name="T16">b</text:span>);</text:p>
      <text:p text:style-name="P45"><text:span text:style-name="T9">explicit</text:span> <text:span text:style-name="T18">Vector</text:span>(<text:span text:style-name="T15">Point</text:span>&lt;<text:span text:style-name="T15">T</text:span>&gt; <text:span text:style-name="T16">a</text:span>, <text:span text:style-name="T15">Point</text:span>&lt;<text:span text:style-name="T15">T</text:span>&gt; <text:span text:style-name="T16">b</text:span>);</text:p>
      <text:p text:style-name="P45"><text:span text:style-name="T9">bool</text:span> <text:span text:style-name="T7">operator</text:span> <text:span text:style-name="T7">==</text:span> (<text:span text:style-name="T15">Vector</text:span> <text:span text:style-name="T16">rhs</text:span>);</text:p>
      <text:p text:style-name="P45"><text:span text:style-name="T15">Vector</text:span> <text:span text:style-name="T7">operator</text:span> <text:span text:style-name="T7">-</text:span> ();</text:p>
      <text:p text:style-name="P45"><text:span text:style-name="T9">double</text:span> <text:span text:style-name="T18">length</text:span>() <text:span text:style-name="T9">const</text:span>;</text:p>
      <text:p text:style-name="P45">T x;</text:p>
      <text:p text:style-name="P45">T y;</text:p>
      <text:p text:style-name="P45">};</text:p>
      <text:p text:style-name="P49"/>
      <text:p text:style-name="P45"><text:span text:style-name="T9">template</text:span> &lt;<text:span text:style-name="T9">typename</text:span> <text:span text:style-name="T15">T</text:span>&gt;</text:p>
      <text:p text:style-name="P45"><text:span text:style-name="T15">Point</text:span>&lt;<text:span text:style-name="T15">T</text:span>&gt; <text:span text:style-name="T7">operator</text:span> <text:span text:style-name="T7">+</text:span> (<text:span text:style-name="T15">Point</text:span>&lt;<text:span text:style-name="T15">T</text:span>&gt; <text:span text:style-name="T16">lhs</text:span>, <text:span text:style-name="T15">Point</text:span>&lt;<text:span text:style-name="T15">T</text:span>&gt; <text:span text:style-name="T16">rhs</text:span>) {</text:p>
      <text:p text:style-name="P45"><text:span text:style-name="T7">return</text:span> {<text:span text:style-name="T16">lhs</text:span>.<text:span text:style-name="T16">x</text:span> + <text:span text:style-name="T16">rhs</text:span>.<text:span text:style-name="T16">x</text:span>, <text:span text:style-name="T16">lhs</text:span>.<text:span text:style-name="T16">y</text:span> + <text:span text:style-name="T16">rhs</text:span>.<text:span text:style-name="T16">y</text:span>};</text:p>
      <text:p text:style-name="P45">}</text:p>
      <text:p text:style-name="P49"/>
      <text:p text:style-name="P45"><text:soft-page-break/><text:span text:style-name="T9">template</text:span> &lt;<text:span text:style-name="T9">typename</text:span> <text:span text:style-name="T15">T</text:span>&gt;</text:p>
      <text:p text:style-name="P45"><text:span text:style-name="T15">Point</text:span>&lt;<text:span text:style-name="T15">T</text:span>&gt; <text:span text:style-name="T7">operator</text:span> <text:span text:style-name="T7">-</text:span> (<text:span text:style-name="T15">Point</text:span>&lt;<text:span text:style-name="T15">T</text:span>&gt; <text:span text:style-name="T16">lhs</text:span>, <text:span text:style-name="T15">Point</text:span>&lt;<text:span text:style-name="T15">T</text:span>&gt; <text:span text:style-name="T16">rhs</text:span>) {</text:p>
      <text:p text:style-name="P45"><text:span text:style-name="T7">return</text:span> {<text:span text:style-name="T16">lhs</text:span>.<text:span text:style-name="T16">x</text:span> - <text:span text:style-name="T16">rhs</text:span>.<text:span text:style-name="T16">x</text:span>, <text:span text:style-name="T16">lhs</text:span>.<text:span text:style-name="T16">y</text:span> - <text:span text:style-name="T16">rhs</text:span>.<text:span text:style-name="T16">y</text:span>};</text:p>
      <text:p text:style-name="P45">}</text:p>
      <text:p text:style-name="P49"/>
      <text:p text:style-name="P45"><text:span text:style-name="T9">template</text:span> &lt;<text:span text:style-name="T9">typename</text:span> <text:span text:style-name="T15">T</text:span>&gt;</text:p>
      <text:p text:style-name="P45"><text:span text:style-name="T15">Point</text:span>&lt;<text:span text:style-name="T15">T</text:span>&gt; <text:span text:style-name="T7">operator</text:span> <text:span text:style-name="T7">/</text:span> (<text:span text:style-name="T15">Point</text:span>&lt;<text:span text:style-name="T15">T</text:span>&gt; <text:span text:style-name="T16">lhs</text:span>, <text:span text:style-name="T9">double</text:span> <text:span text:style-name="T16">a</text:span>) {</text:p>
      <text:p text:style-name="P45"><text:span text:style-name="T7">return</text:span> { <text:span text:style-name="T16">lhs</text:span>.<text:span text:style-name="T16">x</text:span> / a, <text:span text:style-name="T16">lhs</text:span>.<text:span text:style-name="T16">y</text:span> / a};</text:p>
      <text:p text:style-name="P45">}</text:p>
      <text:p text:style-name="P49"/>
      <text:p text:style-name="P45"><text:span text:style-name="T9">template</text:span> &lt;<text:span text:style-name="T9">typename</text:span> <text:span text:style-name="T15">T</text:span>&gt;</text:p>
      <text:p text:style-name="P45"><text:span text:style-name="T15">Point</text:span>&lt;<text:span text:style-name="T15">T</text:span>&gt; <text:span text:style-name="T7">operator</text:span> <text:span text:style-name="T7">*</text:span> (<text:span text:style-name="T15">Point</text:span>&lt;<text:span text:style-name="T15">T</text:span>&gt; <text:span text:style-name="T16">lhs</text:span>, <text:span text:style-name="T9">double</text:span> <text:span text:style-name="T16">a</text:span>) {</text:p>
      <text:p text:style-name="P45"><text:span text:style-name="T7">return</text:span> {<text:span text:style-name="T16">lhs</text:span>.<text:span text:style-name="T16">x</text:span> * a, <text:span text:style-name="T16">lhs</text:span>.<text:span text:style-name="T16">y</text:span> * a};</text:p>
      <text:p text:style-name="P45">}</text:p>
      <text:p text:style-name="P49"/>
      <text:p text:style-name="P45"><text:span text:style-name="T9">template</text:span> &lt;<text:span text:style-name="T9">typename</text:span> <text:span text:style-name="T15">T</text:span>&gt;</text:p>
      <text:p text:style-name="P45"><text:span text:style-name="T9">bool</text:span> <text:span text:style-name="T7">operator</text:span> <text:span text:style-name="T7">&lt;</text:span> (<text:span text:style-name="T15">Point</text:span>&lt;<text:span text:style-name="T15">T</text:span>&gt; <text:span text:style-name="T16">lhs</text:span>, <text:span text:style-name="T15">Point</text:span>&lt;<text:span text:style-name="T15">T</text:span>&gt; <text:span text:style-name="T16">rhs</text:span>) {</text:p>
      <text:p text:style-name="P45"><text:span text:style-name="T7">return</text:span> (<text:span text:style-name="T16">lhs</text:span>.<text:span text:style-name="T16">x</text:span> * <text:span text:style-name="T16">lhs</text:span>.<text:span text:style-name="T16">x</text:span> + <text:span text:style-name="T16">lhs</text:span>.<text:span text:style-name="T16">y</text:span> * <text:span text:style-name="T16">lhs</text:span>.<text:span text:style-name="T16">y</text:span>) &lt; (<text:span text:style-name="T16">lhs</text:span>.<text:span text:style-name="T16">x</text:span> * <text:span text:style-name="T16">lhs</text:span>.<text:span text:style-name="T16">x</text:span> + <text:span text:style-name="T16">lhs</text:span>.<text:span text:style-name="T16">y</text:span> * <text:span text:style-name="T16">lhs</text:span>.<text:span text:style-name="T16">y</text:span>);</text:p>
      <text:p text:style-name="P45">}</text:p>
      <text:p text:style-name="P49"/>
      <text:p text:style-name="P45"><text:span text:style-name="T9">template</text:span> &lt;<text:span text:style-name="T9">typename</text:span> <text:span text:style-name="T15">T</text:span>&gt;</text:p>
      <text:p text:style-name="P45"><text:span text:style-name="T9">double</text:span> <text:span text:style-name="T7">operator</text:span> <text:span text:style-name="T7">*</text:span> (<text:span text:style-name="T15">Vector</text:span>&lt;<text:span text:style-name="T15">T</text:span>&gt; <text:span text:style-name="T16">lhs</text:span>, <text:span text:style-name="T15">Vector</text:span>&lt;<text:span text:style-name="T15">T</text:span>&gt; <text:span text:style-name="T16">rhs</text:span>) {</text:p>
      <text:p text:style-name="P45"><text:span text:style-name="T7">return</text:span> <text:span text:style-name="T16">lhs</text:span>.<text:span text:style-name="T16">x</text:span> * <text:span text:style-name="T16">rhs</text:span>.<text:span text:style-name="T16">x</text:span> + <text:span text:style-name="T16">lhs</text:span>.<text:span text:style-name="T16">y</text:span> * <text:span text:style-name="T16">rhs</text:span>.<text:span text:style-name="T16">y</text:span>;</text:p>
      <text:p text:style-name="P45">}</text:p>
      <text:p text:style-name="P49"/>
      <text:p text:style-name="P45"><text:span text:style-name="T9">template</text:span> &lt;<text:span text:style-name="T9">typename</text:span> <text:span text:style-name="T15">T</text:span>&gt;</text:p>
      <text:p text:style-name="P45"><text:span text:style-name="T9">bool</text:span> <text:span text:style-name="T18">is_parallel</text:span>(<text:span text:style-name="T9">const</text:span> <text:span text:style-name="T15">Vector</text:span>&lt;<text:span text:style-name="T15">T</text:span>&gt;<text:span text:style-name="T9">&amp;</text:span> <text:span text:style-name="T16">lhs</text:span>, <text:span text:style-name="T9">const</text:span> <text:span text:style-name="T15">Vector</text:span>&lt;<text:span text:style-name="T15">T</text:span>&gt;<text:span text:style-name="T9">&amp;</text:span> <text:span text:style-name="T16">rhs</text:span>) {</text:p>
      <text:p text:style-name="P45"><text:span text:style-name="T7">return</text:span> (<text:span text:style-name="T16">lhs</text:span>.<text:span text:style-name="T16">x</text:span> * <text:span text:style-name="T16">rhs</text:span>.<text:span text:style-name="T16">y</text:span> - <text:span text:style-name="T16">lhs</text:span>.<text:span text:style-name="T16">y</text:span> * <text:span text:style-name="T16">rhs</text:span>.<text:span text:style-name="T16">y</text:span>) == <text:span text:style-name="T12">0</text:span>;</text:p>
      <text:p text:style-name="P45">}</text:p>
      <text:p text:style-name="P49"/>
      <text:p text:style-name="P45"><text:span text:style-name="T9">template</text:span> &lt;<text:span text:style-name="T9">typename</text:span> <text:span text:style-name="T15">T</text:span>&gt;</text:p>
      <text:p text:style-name="P45"><text:span text:style-name="T9">bool</text:span> <text:span text:style-name="T15">Vector</text:span>&lt;<text:span text:style-name="T15">T</text:span>&gt;::<text:span text:style-name="T7">operator</text:span> <text:span text:style-name="T7">==</text:span> (<text:span text:style-name="T15">Vector</text:span>&lt;<text:span text:style-name="T15">T</text:span>&gt; <text:span text:style-name="T16">rhs</text:span>) {</text:p>
      <text:p text:style-name="P50">return</text:p>
      <text:p text:style-name="P45"><text:span text:style-name="T15">std</text:span>::<text:span text:style-name="T18">abs</text:span>(x - <text:span text:style-name="T16">rhs</text:span>.<text:span text:style-name="T16">x</text:span>) &lt; <text:span text:style-name="T15">std</text:span>::<text:span text:style-name="T15">numeric_limits</text:span>&lt;<text:span text:style-name="T9">double</text:span>&gt;::<text:span text:style-name="T18">epsilon</text:span>() * <text:span text:style-name="T12">100</text:span></text:p>
      <text:p text:style-name="P45">&amp;&amp; <text:span text:style-name="T15">std</text:span>::<text:span text:style-name="T18">abs</text:span>(y - <text:span text:style-name="T16">rhs</text:span>.<text:span text:style-name="T16">y</text:span>) &lt; <text:span text:style-name="T15">std</text:span>::<text:span text:style-name="T15">numeric_limits</text:span>&lt;<text:span text:style-name="T9">double</text:span>&gt;::<text:span text:style-name="T18">epsilon</text:span>() * <text:span text:style-name="T12">100</text:span>;</text:p>
      <text:p text:style-name="P45">}</text:p>
      <text:p text:style-name="P49"/>
      <text:p text:style-name="P45"><text:span text:style-name="T9">template</text:span> &lt;<text:span text:style-name="T9">typename</text:span> <text:span text:style-name="T15">T</text:span>&gt;</text:p>
      <text:p text:style-name="P45"><text:span text:style-name="T9">double</text:span> <text:span text:style-name="T15">Vector</text:span>&lt;<text:span text:style-name="T15">T</text:span>&gt;::<text:span text:style-name="T18">length</text:span>() <text:span text:style-name="T9">const</text:span> {</text:p>
      <text:p text:style-name="P45"><text:span text:style-name="T7">return</text:span> <text:span text:style-name="T18">sqrt</text:span>(x*x + y*y);</text:p>
      <text:p text:style-name="P45">}</text:p>
      <text:p text:style-name="P49"/>
      <text:p text:style-name="P45"><text:span text:style-name="T9">template</text:span> &lt;<text:span text:style-name="T9">typename</text:span> <text:span text:style-name="T15">T</text:span>&gt;</text:p>
      <text:p text:style-name="P45"><text:span text:style-name="T15">Vector</text:span>&lt;<text:span text:style-name="T15">T</text:span>&gt;::<text:span text:style-name="T18">Vector</text:span>(T a, T b)</text:p>
      <text:p text:style-name="P45">: <text:span text:style-name="T18">x</text:span>(a), <text:span text:style-name="T18">y</text:span>(b) {</text:p>
      <text:p text:style-name="P49"/>
      <text:p text:style-name="P45">}</text:p>
      <text:p text:style-name="P49"/>
      <text:p text:style-name="P45"><text:span text:style-name="T9">template</text:span> &lt;<text:span text:style-name="T9">typename</text:span> <text:span text:style-name="T15">T</text:span>&gt;</text:p>
      <text:p text:style-name="P45"><text:span text:style-name="T15">Vector</text:span>&lt;<text:span text:style-name="T15">T</text:span>&gt;::<text:span text:style-name="T18">Vector</text:span>(Point&lt;T&gt; a, Point&lt;T&gt; b)</text:p>
      <text:p text:style-name="P45">: <text:span text:style-name="T18">x</text:span>(<text:span text:style-name="T16">b</text:span>.<text:span text:style-name="T16">x</text:span> - <text:span text:style-name="T16">a</text:span>.<text:span text:style-name="T16">x</text:span>), <text:span text:style-name="T18">y</text:span>(<text:span text:style-name="T16">b</text:span>.<text:span text:style-name="T16">y</text:span> - <text:span text:style-name="T16">a</text:span>.<text:span text:style-name="T16">y</text:span>){</text:p>
      <text:p text:style-name="P49"/>
      <text:p text:style-name="P45"><text:soft-page-break/>}</text:p>
      <text:p text:style-name="P49"/>
      <text:p text:style-name="P45"><text:span text:style-name="T9">template</text:span> &lt;<text:span text:style-name="T9">typename</text:span> <text:span text:style-name="T15">T</text:span>&gt;</text:p>
      <text:p text:style-name="P45"><text:span text:style-name="T15">Vector</text:span>&lt;<text:span text:style-name="T15">T</text:span>&gt; <text:span text:style-name="T15">Vector</text:span>&lt;<text:span text:style-name="T15">T</text:span>&gt;::<text:span text:style-name="T7">operator</text:span> <text:span text:style-name="T7">-</text:span> () {</text:p>
      <text:p text:style-name="P45"><text:span text:style-name="T7">return</text:span> <text:span text:style-name="T18">Vector</text:span>(-x, -y);</text:p>
      <text:p text:style-name="P45">}</text:p>
      <text:p text:style-name="P49"/>
      <text:p text:style-name="P45"><text:span text:style-name="T9">template</text:span> &lt;<text:span text:style-name="T9">typename</text:span> <text:span text:style-name="T15">T</text:span>&gt;</text:p>
      <text:p text:style-name="P45"><text:span text:style-name="T9">bool</text:span> <text:span text:style-name="T18">is_perpendecular</text:span>(<text:span text:style-name="T9">const</text:span> <text:span text:style-name="T15">Vector</text:span>&lt;<text:span text:style-name="T15">T</text:span>&gt;<text:span text:style-name="T9">&amp;</text:span> <text:span text:style-name="T16">lhs</text:span>, <text:span text:style-name="T9">const</text:span> <text:span text:style-name="T15">Vector</text:span>&lt;<text:span text:style-name="T15">T</text:span>&gt;<text:span text:style-name="T9">&amp;</text:span> <text:span text:style-name="T16">rhs</text:span>) {</text:p>
      <text:p text:style-name="P45"><text:span text:style-name="T7">return</text:span> (lhs * rhs) == <text:span text:style-name="T12">0</text:span>;</text:p>
      <text:p text:style-name="P45">}</text:p>
      <text:p text:style-name="P49"/>
      <text:p text:style-name="P45"><text:span text:style-name="T9">template</text:span> &lt;<text:span text:style-name="T9">typename</text:span> <text:span text:style-name="T15">T</text:span>&gt;</text:p>
      <text:p text:style-name="P45"><text:span text:style-name="T9">double</text:span> <text:span text:style-name="T18">point_and_line_distance</text:span>(<text:span text:style-name="T15">Point</text:span>&lt;<text:span text:style-name="T15">T</text:span>&gt; <text:span text:style-name="T16">p1</text:span>, <text:span text:style-name="T15">Point</text:span>&lt;<text:span text:style-name="T15">T</text:span>&gt; <text:span text:style-name="T16">p2</text:span>, <text:span text:style-name="T15">Point</text:span>&lt;<text:span text:style-name="T15">T</text:span>&gt; <text:span text:style-name="T16">p3</text:span>) {</text:p>
      <text:p text:style-name="P45"><text:span text:style-name="T9">double</text:span> A = <text:span text:style-name="T16">p2</text:span>.<text:span text:style-name="T16">y</text:span> - <text:span text:style-name="T16">p3</text:span>.<text:span text:style-name="T16">y</text:span>;</text:p>
      <text:p text:style-name="P45"><text:span text:style-name="T9">double</text:span> B = <text:span text:style-name="T16">p3</text:span>.<text:span text:style-name="T16">x</text:span> - <text:span text:style-name="T16">p2</text:span>.<text:span text:style-name="T16">x</text:span>;</text:p>
      <text:p text:style-name="P45"><text:span text:style-name="T9">double</text:span> C = <text:span text:style-name="T16">p2</text:span>.<text:span text:style-name="T16">x</text:span>*<text:span text:style-name="T16">p3</text:span>.<text:span text:style-name="T16">y</text:span> - <text:span text:style-name="T16">p3</text:span>.<text:span text:style-name="T16">x</text:span>*<text:span text:style-name="T16">p2</text:span>.<text:span text:style-name="T16">y</text:span>;</text:p>
      <text:p text:style-name="P45"><text:span text:style-name="T7">return</text:span> (<text:span text:style-name="T15">std</text:span>::<text:span text:style-name="T18">abs</text:span>(A*<text:span text:style-name="T16">p1</text:span>.<text:span text:style-name="T16">x</text:span> + B*<text:span text:style-name="T16">p1</text:span>.<text:span text:style-name="T16">y</text:span> + C) / <text:span text:style-name="T15">std</text:span>::<text:span text:style-name="T18">sqrt</text:span>(A*A + B*B));</text:p>
      <text:p text:style-name="P45">}</text:p>
      <text:p text:style-name="P49"/>
      <text:p text:style-name="P45"><text:span text:style-name="T9">template</text:span> &lt;<text:span text:style-name="T9">typename</text:span> <text:span text:style-name="T15">T</text:span>&gt;</text:p>
      <text:p text:style-name="P45"><text:span text:style-name="T15">std</text:span>::<text:span text:style-name="T15">ostream</text:span><text:span text:style-name="T9">&amp;</text:span> <text:span text:style-name="T7">operator</text:span> <text:span text:style-name="T7">&lt;&lt;</text:span> (<text:span text:style-name="T15">std</text:span>::<text:span text:style-name="T15">ostream</text:span><text:span text:style-name="T9">&amp;</text:span> <text:span text:style-name="T16">os</text:span>, <text:span text:style-name="T9">const</text:span> <text:span text:style-name="T15">Point</text:span>&lt;<text:span text:style-name="T15">T</text:span>&gt;<text:span text:style-name="T9">&amp;</text:span> <text:span text:style-name="T16">p</text:span>) {</text:p>
      <text:p text:style-name="P45"><text:span text:style-name="T7">return</text:span> os &lt;&lt; <text:span text:style-name="T16">p</text:span>.<text:span text:style-name="T16">x</text:span> &lt;&lt; <text:span text:style-name="T13">" "</text:span> &lt;&lt; <text:span text:style-name="T16">p</text:span>.<text:span text:style-name="T16">y</text:span>;</text:p>
      <text:p text:style-name="P45">}</text:p>
      <text:p text:style-name="P49"/>
      <text:p text:style-name="P45"><text:span text:style-name="T9">template</text:span> &lt;<text:span text:style-name="T9">typename</text:span> <text:span text:style-name="T15">T</text:span>&gt;</text:p>
      <text:p text:style-name="P45"><text:span text:style-name="T15">std</text:span>::<text:span text:style-name="T15">istream</text:span><text:span text:style-name="T9">&amp;</text:span> <text:span text:style-name="T7">operator</text:span> <text:span text:style-name="T7">&gt;&gt;</text:span> (<text:span text:style-name="T15">std</text:span>::<text:span text:style-name="T15">istream</text:span><text:span text:style-name="T9">&amp;</text:span> <text:span text:style-name="T16">is</text:span>, <text:span text:style-name="T15">Point</text:span>&lt;<text:span text:style-name="T15">T</text:span>&gt;<text:span text:style-name="T9">&amp;</text:span> <text:span text:style-name="T16">p</text:span>) {</text:p>
      <text:p text:style-name="P45"><text:span text:style-name="T7">return</text:span> is &gt;&gt; <text:span text:style-name="T16">p</text:span>.<text:span text:style-name="T16">x</text:span> &gt;&gt; <text:span text:style-name="T16">p</text:span>.<text:span text:style-name="T16">y</text:span>;</text:p>
      <text:p text:style-name="P45">}</text:p>
      <text:p text:style-name="P52"><text:line-break/></text:p>
      <text:p text:style-name="P22"><text:span text:style-name="T17"/></text:p>
      <text:p text:style-name="P9"/>
      <text:p text:style-name="P9"/>
      <text:p text:style-name="P7"><text:span text:style-name="T34">Square</text:span>.<text:span text:style-name="T34">h</text:span><text:line-break/></text:p>
      <text:p text:style-name="P46"><text:span text:style-name="T7">#pragma</text:span><text:span text:style-name="T9"> </text:span><text:span text:style-name="T19">once</text:span></text:p>
      <text:p text:style-name="P49"/>
      <text:p text:style-name="P45"><text:span text:style-name="T7">#include</text:span><text:span text:style-name="T9"> </text:span><text:span text:style-name="T13">&lt;iostream&gt;</text:span></text:p>
      <text:p text:style-name="P45"><text:span text:style-name="T7">#include</text:span><text:span text:style-name="T9"> </text:span><text:span text:style-name="T13">&lt;exception&gt;</text:span></text:p>
      <text:p text:style-name="P45"><text:span text:style-name="T7">#include</text:span><text:span text:style-name="T9"> </text:span><text:span text:style-name="T13">"Point.h"</text:span></text:p>
      <text:p text:style-name="P53"/>
      <text:p text:style-name="P45"><text:span text:style-name="T9">template</text:span> &lt;<text:span text:style-name="T9">typename</text:span> <text:span text:style-name="T15">T</text:span>&gt;</text:p>
      <text:p text:style-name="P45"><text:span text:style-name="T9">class</text:span> <text:span text:style-name="T15">Square</text:span> {</text:p>
      <text:p text:style-name="P48">public:</text:p>
      <text:p text:style-name="P45"><text:span text:style-name="T18">Square</text:span>() = <text:span text:style-name="T9">default</text:span>;</text:p>
      <text:p text:style-name="P45"><text:span text:style-name="T18">Square</text:span>(<text:span text:style-name="T15">Point</text:span>&lt;<text:span text:style-name="T15">T</text:span>&gt; <text:span text:style-name="T16">p1</text:span>, <text:span text:style-name="T15">Point</text:span>&lt;<text:span text:style-name="T15">T</text:span>&gt; <text:span text:style-name="T16">p2</text:span>, <text:span text:style-name="T15">Point</text:span>&lt;<text:span text:style-name="T15">T</text:span>&gt;<text:span text:style-name="T16">p3</text:span>, <text:span text:style-name="T15">Point</text:span>&lt;<text:span text:style-name="T15">T</text:span>&gt; <text:span text:style-name="T16">p4</text:span>);</text:p>
      <text:p text:style-name="P45"><text:span text:style-name="T15">Point</text:span>&lt;<text:span text:style-name="T15">T</text:span>&gt; <text:span text:style-name="T18">Center</text:span>() <text:span text:style-name="T9">const</text:span>;</text:p>
      <text:p text:style-name="P45"><text:span text:style-name="T9">double</text:span> <text:span text:style-name="T18">Area</text:span>() <text:span text:style-name="T9">const</text:span>;</text:p>
      <text:p text:style-name="P45"><text:span text:style-name="T9">void</text:span> <text:span text:style-name="T18">Print</text:span>(<text:span text:style-name="T15">std</text:span>::<text:span text:style-name="T15">ostream</text:span><text:span text:style-name="T9">&amp;</text:span> <text:span text:style-name="T16">os</text:span>) <text:span text:style-name="T9">const</text:span>;</text:p>
      <text:p text:style-name="P45"><text:soft-page-break/><text:span text:style-name="T9">void</text:span> <text:span text:style-name="T18">Scan</text:span>(<text:span text:style-name="T15">std</text:span>::<text:span text:style-name="T15">istream</text:span><text:span text:style-name="T9">&amp;</text:span> <text:span text:style-name="T16">is</text:span>);</text:p>
      <text:p text:style-name="P49"/>
      <text:p text:style-name="P48">private:</text:p>
      <text:p text:style-name="P45">Point&lt;T&gt; p1_, p2_, p3_, p4_;</text:p>
      <text:p text:style-name="P45">};</text:p>
      <text:p text:style-name="P49"/>
      <text:p text:style-name="P45"><text:span text:style-name="T9">template</text:span> &lt;<text:span text:style-name="T9">typename</text:span> <text:span text:style-name="T15">T</text:span>&gt;</text:p>
      <text:p text:style-name="P45"><text:span text:style-name="T15">Square</text:span>&lt;<text:span text:style-name="T15">T</text:span>&gt;::<text:span text:style-name="T18">Square</text:span>(Point&lt;T&gt; p1, Point&lt;T&gt; p2, Point&lt;T&gt; p3, Point&lt;T&gt; p4)</text:p>
      <text:p text:style-name="P45">: <text:span text:style-name="T18">p1_</text:span>(p1), <text:span text:style-name="T18">p2_</text:span>(p2), <text:span text:style-name="T18">p3_</text:span>(p3), <text:span text:style-name="T18">p4_</text:span>(p4){</text:p>
      <text:p text:style-name="P45">Vector&lt;T&gt; <text:span text:style-name="T18">v1</text:span>(p1_, p2_), <text:span text:style-name="T18">v2</text:span>(p3_, p4_);</text:p>
      <text:p text:style-name="P45"><text:span text:style-name="T7">if</text:span> (v1 = <text:span text:style-name="T18">Vector</text:span>&lt;<text:span text:style-name="T15">T</text:span>&gt;(p1_, p2_), v2 = <text:span text:style-name="T18">Vector</text:span>&lt;<text:span text:style-name="T15">T</text:span>&gt;(p3_, p4_), <text:span text:style-name="T18">is_parallel</text:span>(v1, v2)) {</text:p>
      <text:p text:style-name="P45"><text:span text:style-name="T7">if</text:span> (v1 * v2 &lt; <text:span text:style-name="T12">0</text:span>) {</text:p>
      <text:p text:style-name="P45"><text:span text:style-name="T15">std</text:span>::<text:span text:style-name="T18">swap</text:span>(p3_, p4_);</text:p>
      <text:p text:style-name="P45">}</text:p>
      <text:p text:style-name="P45">} <text:span text:style-name="T7">else</text:span> <text:span text:style-name="T7">if</text:span> (v1 = <text:span text:style-name="T18">Vector</text:span>&lt;<text:span text:style-name="T15">T</text:span>&gt;(p1_, p3_), v2 = <text:span text:style-name="T18">Vector</text:span>&lt;<text:span text:style-name="T15">T</text:span>&gt;(p2_, p4_), <text:span text:style-name="T18">is_parallel</text:span>(v1, v2)) {</text:p>
      <text:p text:style-name="P45"><text:span text:style-name="T7">if</text:span> (v1 * v2 &lt; <text:span text:style-name="T12">0</text:span>) {</text:p>
      <text:p text:style-name="P45"><text:span text:style-name="T15">std</text:span>::<text:span text:style-name="T18">swap</text:span>(p2_, p4_);</text:p>
      <text:p text:style-name="P45">}</text:p>
      <text:p text:style-name="P45"><text:span text:style-name="T15">std</text:span>::<text:span text:style-name="T18">swap</text:span>(p2_, p3_);</text:p>
      <text:p text:style-name="P45">} <text:span text:style-name="T7">else</text:span> <text:span text:style-name="T7">if</text:span> (v1 = <text:span text:style-name="T18">Vector</text:span>&lt;<text:span text:style-name="T15">T</text:span>&gt;(p1_, p4_), v2 = <text:span text:style-name="T18">Vector</text:span>&lt;<text:span text:style-name="T15">T</text:span>&gt;(p2_, p3_), <text:span text:style-name="T18">is_parallel</text:span>(v1, v2)) {</text:p>
      <text:p text:style-name="P45"><text:span text:style-name="T7">if</text:span> (v1 * v2 &lt; <text:span text:style-name="T12">0</text:span>) {</text:p>
      <text:p text:style-name="P45"><text:span text:style-name="T15">std</text:span>::<text:span text:style-name="T18">swap</text:span>(p2_, p3_);</text:p>
      <text:p text:style-name="P45">}</text:p>
      <text:p text:style-name="P45"><text:span text:style-name="T15">std</text:span>::<text:span text:style-name="T18">swap</text:span>(p2_, p4_);</text:p>
      <text:p text:style-name="P45"><text:span text:style-name="T15">std</text:span>::<text:span text:style-name="T18">swap</text:span>(p3_, p4_);</text:p>
      <text:p text:style-name="P45">} <text:span text:style-name="T7">else</text:span> {</text:p>
      <text:p text:style-name="P45"><text:span text:style-name="T7">throw</text:span> <text:span text:style-name="T15">std</text:span>::<text:span text:style-name="T18">logic_error</text:span>(<text:span text:style-name="T13">"At least 2 sides of Square must be parallel"</text:span>);</text:p>
      <text:p text:style-name="P45">}</text:p>
      <text:p text:style-name="P49"/>
      <text:p text:style-name="P45">}</text:p>
      <text:p text:style-name="P49"/>
      <text:p text:style-name="P45"><text:span text:style-name="T9">template</text:span> &lt;<text:span text:style-name="T9">typename</text:span> <text:span text:style-name="T15">T</text:span>&gt;</text:p>
      <text:p text:style-name="P45"><text:span text:style-name="T15">Point</text:span>&lt;<text:span text:style-name="T15">T</text:span>&gt; <text:span text:style-name="T15">Square</text:span>&lt;<text:span text:style-name="T15">T</text:span>&gt;::<text:span text:style-name="T18">Center</text:span>() <text:span text:style-name="T9">const</text:span> {</text:p>
      <text:p text:style-name="P45"><text:span text:style-name="T7">return</text:span> (p1_ + p2_ + p3_ + p4_) / <text:span text:style-name="T12">4</text:span>;</text:p>
      <text:p text:style-name="P45">}</text:p>
      <text:p text:style-name="P49"/>
      <text:p text:style-name="P45"><text:span text:style-name="T9">template</text:span>&lt;<text:span text:style-name="T9">typename</text:span> <text:span text:style-name="T15">T</text:span>&gt;</text:p>
      <text:p text:style-name="P45"><text:span text:style-name="T9">double</text:span> <text:span text:style-name="T15">Square</text:span>&lt;<text:span text:style-name="T15">T</text:span>&gt;::<text:span text:style-name="T18">Area</text:span>() <text:span text:style-name="T9">const</text:span> {</text:p>
      <text:p text:style-name="P45"><text:span text:style-name="T9">double</text:span> height = <text:span text:style-name="T18">point_and_line_distance</text:span>(p1_, p3_, p4_);</text:p>
      <text:p text:style-name="P45"><text:span text:style-name="T7">return</text:span> (<text:span text:style-name="T18">Vector</text:span>&lt;<text:span text:style-name="T15">T</text:span>&gt;(p1_, p2_).<text:span text:style-name="T18">length</text:span>() + <text:span text:style-name="T18">Vector</text:span>&lt;<text:span text:style-name="T15">T</text:span>&gt;(p3_, p4_).<text:span text:style-name="T18">length</text:span>()) * height / <text:span text:style-name="T12">2</text:span>;</text:p>
      <text:p text:style-name="P45">}</text:p>
      <text:p text:style-name="P49"/>
      <text:p text:style-name="P45"><text:span text:style-name="T9">template</text:span>&lt;<text:span text:style-name="T9">typename</text:span> <text:span text:style-name="T15">T</text:span>&gt;</text:p>
      <text:p text:style-name="P45"><text:span text:style-name="T9">void</text:span> <text:span text:style-name="T15">Square</text:span>&lt;<text:span text:style-name="T15">T</text:span>&gt;::<text:span text:style-name="T18">Print</text:span>(<text:span text:style-name="T15">std</text:span>::<text:span text:style-name="T15">ostream</text:span><text:span text:style-name="T9">&amp;</text:span> <text:span text:style-name="T16">os</text:span>) <text:span text:style-name="T9">const</text:span> {</text:p>
      <text:p text:style-name="P45">os &lt;&lt; <text:span text:style-name="T13">"Square p1:"</text:span> &lt;&lt; p1_ &lt;&lt; <text:span text:style-name="T13">", p2:"</text:span> &lt;&lt; p2_ &lt;&lt; <text:span text:style-name="T13">", p3:"</text:span> &lt;&lt; p3_ &lt;&lt; <text:span text:style-name="T13">", p4:"</text:span> &lt;&lt; p4_;</text:p>
      <text:p text:style-name="P45">}</text:p>
      <text:p text:style-name="P49"/>
      <text:p text:style-name="P45"><text:span text:style-name="T9">template</text:span> &lt;<text:span text:style-name="T9">typename</text:span> <text:span text:style-name="T15">T</text:span>&gt;</text:p>
      <text:p text:style-name="P45"><text:span text:style-name="T9">void</text:span> <text:span text:style-name="T15">Square</text:span>&lt;<text:span text:style-name="T15">T</text:span>&gt;::<text:span text:style-name="T18">Scan</text:span>(<text:span text:style-name="T15">std</text:span>::<text:span text:style-name="T15">istream</text:span> <text:span text:style-name="T9">&amp;</text:span><text:span text:style-name="T16">is</text:span>) {</text:p>
      <text:p text:style-name="P45">Point&lt;T&gt; p1,p2,p3,p4;</text:p>
      <text:p text:style-name="P45">is &gt;&gt; p1 &gt;&gt; p2 &gt;&gt; p3 &gt;&gt; p4;</text:p>
      <text:p text:style-name="P45">*<text:span text:style-name="T9">this</text:span> = <text:span text:style-name="T18">Square</text:span>(p1,p2,p3,p4);</text:p>
      <text:p text:style-name="P45"><text:soft-page-break/>}</text:p>
      <text:p text:style-name="P49"/>
      <text:p text:style-name="P45"><text:span text:style-name="T9">template</text:span> &lt;<text:span text:style-name="T9">typename</text:span> <text:span text:style-name="T15">T</text:span>&gt;</text:p>
      <text:p text:style-name="P45"><text:span text:style-name="T15">std</text:span>::<text:span text:style-name="T15">ostream</text:span><text:span text:style-name="T9">&amp;</text:span> <text:span text:style-name="T7">operator</text:span> <text:span text:style-name="T7">&lt;&lt;</text:span> (<text:span text:style-name="T15">std</text:span>::<text:span text:style-name="T15">ostream</text:span><text:span text:style-name="T9">&amp;</text:span> <text:span text:style-name="T16">os</text:span>, <text:span text:style-name="T9">const</text:span> <text:span text:style-name="T15">Square</text:span>&lt;<text:span text:style-name="T15">T</text:span>&gt;<text:span text:style-name="T9">&amp;</text:span> <text:span text:style-name="T16">trap</text:span>) {</text:p>
      <text:p text:style-name="P45"><text:span text:style-name="T16">trap</text:span>.<text:span text:style-name="T18">Print</text:span>(os);</text:p>
      <text:p text:style-name="P45"><text:span text:style-name="T7">return</text:span> os;</text:p>
      <text:p text:style-name="P45">}</text:p>
      <text:p text:style-name="P49"/>
      <text:p text:style-name="P45"><text:span text:style-name="T9">template</text:span> &lt;<text:span text:style-name="T9">typename</text:span> <text:span text:style-name="T15">T</text:span>&gt;</text:p>
      <text:p text:style-name="P45"><text:span text:style-name="T15">std</text:span>::<text:span text:style-name="T15">istream</text:span><text:span text:style-name="T9">&amp;</text:span> <text:span text:style-name="T7">operator</text:span> <text:span text:style-name="T7">&gt;&gt;</text:span> (<text:span text:style-name="T15">std</text:span>::<text:span text:style-name="T15">istream</text:span><text:span text:style-name="T9">&amp;</text:span> <text:span text:style-name="T16">is</text:span>, <text:span text:style-name="T15">Square</text:span>&lt;<text:span text:style-name="T15">T</text:span>&gt;<text:span text:style-name="T9">&amp;</text:span> <text:span text:style-name="T16">trap</text:span>) {</text:p>
      <text:p text:style-name="P45"><text:span text:style-name="T16">trap</text:span>.<text:span text:style-name="T18">Scan</text:span>(is);</text:p>
      <text:p text:style-name="P45"><text:span text:style-name="T7">return</text:span> is;</text:p>
      <text:p text:style-name="P45">}</text:p>
      <text:p text:style-name="P52"/>
      <text:p text:style-name="P51"><text:span text:style-name="T9"/></text:p>
      <text:p text:style-name="P21"/>
      <text:p text:style-name="P9"><text:line-break/></text:p>
      <text:p text:style-name="P7"><text:span text:style-name="T34">List</text:span>.h<text:line-break/></text:p>
      <text:p text:style-name="P46"><text:span text:style-name="T7">#pragma</text:span><text:span text:style-name="T9"> </text:span><text:span text:style-name="T19">once</text:span></text:p>
      <text:p text:style-name="P49"/>
      <text:p text:style-name="P45"><text:span text:style-name="T7">#include</text:span><text:span text:style-name="T9"> </text:span><text:span text:style-name="T13">&lt;memory&gt;</text:span></text:p>
      <text:p text:style-name="P45"><text:span text:style-name="T7">#include</text:span><text:span text:style-name="T9"> </text:span><text:span text:style-name="T13">&lt;exception&gt;</text:span></text:p>
      <text:p text:style-name="P49"/>
      <text:p text:style-name="P45"><text:span text:style-name="T9">namespace</text:span> <text:span text:style-name="T15">Containers</text:span> {</text:p>
      <text:p text:style-name="P49"/>
      <text:p text:style-name="P45"><text:span text:style-name="T9">template</text:span> &lt;<text:span text:style-name="T9">typename</text:span> <text:span text:style-name="T15">T</text:span>&gt;</text:p>
      <text:p text:style-name="P45"><text:span text:style-name="T9">struct</text:span> <text:span text:style-name="T15">ListNode</text:span> {</text:p>
      <text:p text:style-name="P45">T data;</text:p>
      <text:p text:style-name="P45"><text:span text:style-name="T15">std</text:span>::shared_ptr&lt;ListNode&gt; next;</text:p>
      <text:p text:style-name="P45"><text:span text:style-name="T15">std</text:span>::weak_ptr&lt;ListNode&gt; prev;</text:p>
      <text:p text:style-name="P45">};</text:p>
      <text:p text:style-name="P49"/>
      <text:p text:style-name="P45"><text:span text:style-name="T9">template</text:span> &lt;<text:span text:style-name="T9">typename</text:span> <text:span text:style-name="T15">T</text:span>&gt;</text:p>
      <text:p text:style-name="P45"><text:span text:style-name="T9">struct</text:span> <text:span text:style-name="T15">ListIterator</text:span> {</text:p>
      <text:p text:style-name="P45"><text:span text:style-name="T7">using</text:span> <text:span text:style-name="T15">value_type</text:span> = <text:span text:style-name="T15">T</text:span>;</text:p>
      <text:p text:style-name="P45"><text:span text:style-name="T7">using</text:span> <text:span text:style-name="T15">reference</text:span> = <text:span text:style-name="T15">T</text:span><text:span text:style-name="T9">&amp;</text:span>;</text:p>
      <text:p text:style-name="P45"><text:span text:style-name="T7">using</text:span> <text:span text:style-name="T15">pointer</text:span> = <text:span text:style-name="T15">T</text:span><text:span text:style-name="T9">*</text:span>;</text:p>
      <text:p text:style-name="P45"><text:span text:style-name="T7">using</text:span> <text:span text:style-name="T15">difference_type</text:span> = <text:span text:style-name="T15">ptrdiff_t</text:span>;</text:p>
      <text:p text:style-name="P45"><text:span text:style-name="T7">using</text:span> <text:span text:style-name="T15">iterator_category</text:span> = <text:span text:style-name="T15">std</text:span>::<text:span text:style-name="T15">forward_iterator_tag</text:span>;</text:p>
      <text:p text:style-name="P49"/>
      <text:p text:style-name="P45"><text:span text:style-name="T18">ListIterator</text:span>(<text:span text:style-name="T15">std</text:span>::<text:span text:style-name="T15">shared_ptr</text:span>&lt;<text:span text:style-name="T15">ListNode</text:span>&lt;<text:span text:style-name="T15">T</text:span>&gt;&gt; <text:span text:style-name="T16">ptr</text:span>)</text:p>
      <text:p text:style-name="P45">: <text:span text:style-name="T18">ptr_</text:span>(ptr){}</text:p>
      <text:p text:style-name="P49"/>
      <text:p text:style-name="P45"><text:span text:style-name="T15">T</text:span><text:span text:style-name="T9">&amp;</text:span> <text:span text:style-name="T7">operator</text:span> <text:span text:style-name="T7">*</text:span> () {</text:p>
      <text:p text:style-name="P45"><text:span text:style-name="T15">std</text:span>::shared_ptr&lt;ListNode&lt;T&gt;&gt; locked = <text:span text:style-name="T16">ptr_</text:span>.<text:span text:style-name="T18">lock</text:span>();</text:p>
      <text:p text:style-name="P45"><text:span text:style-name="T7">if</text:span> (!locked) {</text:p>
      <text:p text:style-name="P45"><text:span text:style-name="T7">throw</text:span> <text:span text:style-name="T15">std</text:span>::<text:span text:style-name="T18">runtime_error</text:span>(<text:span text:style-name="T13">"Iterator does not exist"</text:span>);</text:p>
      <text:p text:style-name="P45">}</text:p>
      <text:p text:style-name="P45"><text:soft-page-break/><text:span text:style-name="T7">return</text:span> <text:span text:style-name="T16">locked</text:span>-&gt;<text:span text:style-name="T16">data</text:span>;</text:p>
      <text:p text:style-name="P45">}</text:p>
      <text:p text:style-name="P49"/>
      <text:p text:style-name="P45"><text:span text:style-name="T15">T</text:span><text:span text:style-name="T9">*</text:span> <text:span text:style-name="T7">operator</text:span> <text:span text:style-name="T7">-&gt;</text:span> () {</text:p>
      <text:p text:style-name="P45"><text:span text:style-name="T15">std</text:span>::shared_ptr&lt;ListNode&lt;T&gt;&gt; locked = <text:span text:style-name="T16">ptr_</text:span>.<text:span text:style-name="T18">lock</text:span>();</text:p>
      <text:p text:style-name="P45"><text:span text:style-name="T7">if</text:span> (!locked) {</text:p>
      <text:p text:style-name="P45"><text:span text:style-name="T7">throw</text:span> <text:span text:style-name="T15">std</text:span>::<text:span text:style-name="T18">runtime_error</text:span>(<text:span text:style-name="T13">"Iterator does not exist"</text:span>);</text:p>
      <text:p text:style-name="P45">}</text:p>
      <text:p text:style-name="P45"><text:span text:style-name="T7">return</text:span> &amp;<text:span text:style-name="T16">locked</text:span>-&gt;<text:span text:style-name="T16">data</text:span>;</text:p>
      <text:p text:style-name="P45">}</text:p>
      <text:p text:style-name="P49"/>
      <text:p text:style-name="P45"><text:span text:style-name="T15">ListIterator</text:span><text:span text:style-name="T9">&amp;</text:span> <text:span text:style-name="T7">operator++</text:span>() {</text:p>
      <text:p text:style-name="P45"><text:span text:style-name="T15">std</text:span>::shared_ptr&lt;ListNode&lt;T&gt;&gt; locked = <text:span text:style-name="T16">ptr_</text:span>.<text:span text:style-name="T18">lock</text:span>();</text:p>
      <text:p text:style-name="P45"><text:span text:style-name="T7">if</text:span> (!locked || <text:span text:style-name="T16">locked</text:span>-&gt;<text:span text:style-name="T16">next</text:span> == <text:span text:style-name="T9">nullptr</text:span>) {</text:p>
      <text:p text:style-name="P45"><text:span text:style-name="T7">throw</text:span> <text:span text:style-name="T15">std</text:span>::<text:span text:style-name="T18">runtime_error</text:span>(<text:span text:style-name="T13">"Out of bounds"</text:span>);</text:p>
      <text:p text:style-name="P45">}</text:p>
      <text:p text:style-name="P45">ptr_ = <text:span text:style-name="T16">locked</text:span>-&gt;<text:span text:style-name="T16">next</text:span>;</text:p>
      <text:p text:style-name="P45"><text:span text:style-name="T7">return</text:span> *<text:span text:style-name="T9">this</text:span>;</text:p>
      <text:p text:style-name="P45">}</text:p>
      <text:p text:style-name="P49"/>
      <text:p text:style-name="P45"><text:span text:style-name="T9">const</text:span> <text:span text:style-name="T15">ListIterator</text:span> <text:span text:style-name="T7">operator++</text:span>(<text:span text:style-name="T9">int</text:span>) {</text:p>
      <text:p text:style-name="P45"><text:span text:style-name="T9">auto</text:span> copy = *<text:span text:style-name="T9">this</text:span>;</text:p>
      <text:p text:style-name="P45">++(*<text:span text:style-name="T9">this</text:span>);</text:p>
      <text:p text:style-name="P45"><text:span text:style-name="T7">return</text:span> copy;</text:p>
      <text:p text:style-name="P45">}</text:p>
      <text:p text:style-name="P49"/>
      <text:p text:style-name="P45"><text:span text:style-name="T9">bool</text:span> <text:span text:style-name="T7">operator</text:span> <text:span text:style-name="T7">==</text:span> (<text:span text:style-name="T9">const</text:span> <text:span text:style-name="T15">ListIterator</text:span><text:span text:style-name="T9">&amp;</text:span> <text:span text:style-name="T16">other</text:span>) <text:span text:style-name="T9">const</text:span> {</text:p>
      <text:p text:style-name="P45"><text:span text:style-name="T7">return</text:span> <text:span text:style-name="T16">ptr_</text:span>.<text:span text:style-name="T18">lock</text:span>() == <text:span text:style-name="T16">other</text:span>.<text:span text:style-name="T16">ptr_</text:span>.<text:span text:style-name="T18">lock</text:span>();</text:p>
      <text:p text:style-name="P45">}</text:p>
      <text:p text:style-name="P49"/>
      <text:p text:style-name="P45"><text:span text:style-name="T9">bool</text:span> <text:span text:style-name="T7">operator</text:span> <text:span text:style-name="T7">!=</text:span> (<text:span text:style-name="T9">const</text:span> <text:span text:style-name="T15">ListIterator</text:span><text:span text:style-name="T9">&amp;</text:span> <text:span text:style-name="T16">other</text:span>) <text:span text:style-name="T9">const</text:span> {</text:p>
      <text:p text:style-name="P45"><text:span text:style-name="T7">return</text:span> !(*<text:span text:style-name="T9">this</text:span> == other);</text:p>
      <text:p text:style-name="P45">}</text:p>
      <text:p text:style-name="P49"/>
      <text:p text:style-name="P45"><text:span text:style-name="T15">std</text:span>::weak_ptr&lt;ListNode&lt;T&gt;&gt; ptr_;</text:p>
      <text:p text:style-name="P45">};</text:p>
      <text:p text:style-name="P49"/>
      <text:p text:style-name="P45"><text:span text:style-name="T9">template</text:span> &lt;<text:span text:style-name="T9">typename</text:span> <text:span text:style-name="T15">T</text:span>, <text:span text:style-name="T9">typename </text:span><text:span text:style-name="T15">Allocator</text:span> = <text:span text:style-name="T15">std</text:span>::allocator&lt;<text:span text:style-name="T15">T</text:span>&gt;&gt;</text:p>
      <text:p text:style-name="P45"><text:span text:style-name="T9">class</text:span> <text:span text:style-name="T15">List</text:span> {</text:p>
      <text:p text:style-name="P48">public:</text:p>
      <text:p text:style-name="P45"><text:span text:style-name="T7">using</text:span> <text:span text:style-name="T15">allocator_type</text:span> = <text:span text:style-name="T9">typename</text:span> <text:span text:style-name="T15">Allocator</text:span>::template <text:span text:style-name="T15">rebind</text:span>&lt;<text:span text:style-name="T15">ListNode</text:span>&lt;<text:span text:style-name="T15">T</text:span>&gt;&gt;::other;</text:p>
      <text:p text:style-name="P49"/>
      <text:p text:style-name="P45"><text:span text:style-name="T9">struct</text:span> <text:span text:style-name="T15">deleter</text:span> {</text:p>
      <text:p text:style-name="P45"><text:span text:style-name="T18">deleter</text:span>(<text:span text:style-name="T15">allocator_type</text:span><text:span text:style-name="T9">*</text:span> <text:span text:style-name="T16">allocator</text:span>) : <text:span text:style-name="T18">allocator_</text:span>(allocator) {}</text:p>
      <text:p text:style-name="P49"/>
      <text:p text:style-name="P45"><text:span text:style-name="T9">void</text:span> <text:span text:style-name="T7">operator()</text:span> (<text:span text:style-name="T15">ListNode</text:span>&lt;<text:span text:style-name="T15">T</text:span>&gt;<text:span text:style-name="T9">*</text:span> <text:span text:style-name="T16">ptr</text:span>) {</text:p>
      <text:p text:style-name="P45"><text:span text:style-name="T15">std</text:span>::<text:span text:style-name="T15">allocator_traits</text:span>&lt;<text:span text:style-name="T15">allocator_type</text:span> &gt;::<text:span text:style-name="T18">destroy</text:span>(*allocator_, ptr);</text:p>
      <text:p text:style-name="P45"><text:span text:style-name="T16">allocator_</text:span>-&gt;<text:span text:style-name="T18">deallocate</text:span>(ptr,<text:span text:style-name="T12">1</text:span>);</text:p>
      <text:p text:style-name="P45">}</text:p>
      <text:p text:style-name="P49"/>
      <text:p text:style-name="P48">private:</text:p>
      <text:p text:style-name="P45">allocator_type* allocator_;</text:p>
      <text:p text:style-name="P45"><text:soft-page-break/>};</text:p>
      <text:p text:style-name="P49"/>
      <text:p text:style-name="P45"><text:span text:style-name="T18">List</text:span>() {</text:p>
      <text:p text:style-name="P45">ListNode&lt;T&gt;* ptr = <text:span text:style-name="T16">allocator_</text:span>.<text:span text:style-name="T18">allocate</text:span>(<text:span text:style-name="T12">1</text:span>);</text:p>
      <text:p text:style-name="P45"><text:span text:style-name="T15">std</text:span>::<text:span text:style-name="T15">allocator_traits</text:span>&lt;<text:span text:style-name="T15">allocator_type</text:span> &gt;::<text:span text:style-name="T18">construct</text:span>(allocator_, ptr);</text:p>
      <text:p text:style-name="P45"><text:span text:style-name="T15">std</text:span>::shared_ptr&lt;ListNode&lt;T&gt;&gt; <text:span text:style-name="T18">new_elem</text:span>(ptr, <text:span text:style-name="T18">deleter</text:span>(&amp;allocator_));</text:p>
      <text:p text:style-name="P45">tail = new_elem;</text:p>
      <text:p text:style-name="P45">head = tail;</text:p>
      <text:p text:style-name="P45"><text:span text:style-name="T16">tail</text:span>-&gt;<text:span text:style-name="T16">next</text:span> = <text:span text:style-name="T9">nullptr</text:span>;</text:p>
      <text:p text:style-name="P45">}</text:p>
      <text:p text:style-name="P49"/>
      <text:p text:style-name="P45"><text:span text:style-name="T18">List</text:span>(<text:span text:style-name="T9">const</text:span> <text:span text:style-name="T15">List</text:span><text:span text:style-name="T9">&amp;</text:span>) = <text:span text:style-name="T9">delete</text:span>;</text:p>
      <text:p text:style-name="P45"><text:span text:style-name="T18">List</text:span>(<text:span text:style-name="T15">List</text:span><text:span text:style-name="T9">&amp;&amp;</text:span>) = <text:span text:style-name="T9">delete</text:span>;</text:p>
      <text:p text:style-name="P49"/>
      <text:p text:style-name="P45"><text:span text:style-name="T9">bool</text:span> <text:span text:style-name="T18">Empty</text:span>() <text:span text:style-name="T9">const</text:span> {</text:p>
      <text:p text:style-name="P45"><text:span text:style-name="T7">return</text:span> head == tail;</text:p>
      <text:p text:style-name="P45">}</text:p>
      <text:p text:style-name="P49"/>
      <text:p text:style-name="P45"><text:span text:style-name="T15">T</text:span><text:span text:style-name="T9">&amp;</text:span> <text:span text:style-name="T7">operator[]</text:span> (<text:span text:style-name="T9">size_t</text:span> <text:span text:style-name="T16">index</text:span>) {</text:p>
      <text:p text:style-name="P45"><text:span text:style-name="T7">if</text:span> (index &gt;= <text:span text:style-name="T18">Size</text:span>()) {</text:p>
      <text:p text:style-name="P45"><text:span text:style-name="T7">throw</text:span> <text:span text:style-name="T15">std</text:span>::<text:span text:style-name="T18">out_of_range</text:span>(<text:span text:style-name="T13">"Index too big"</text:span>);</text:p>
      <text:p text:style-name="P45">}</text:p>
      <text:p text:style-name="P45"><text:span text:style-name="T9">auto</text:span> it = <text:span text:style-name="T18">begin</text:span>();</text:p>
      <text:p text:style-name="P45"><text:span text:style-name="T7">for</text:span> (<text:span text:style-name="T9">size_t</text:span> i = <text:span text:style-name="T12">0</text:span>; i &lt; index; ++i) {</text:p>
      <text:p text:style-name="P45">++it;</text:p>
      <text:p text:style-name="P45">}</text:p>
      <text:p text:style-name="P45"><text:span text:style-name="T7">return</text:span> *it;</text:p>
      <text:p text:style-name="P45">}</text:p>
      <text:p text:style-name="P49"/>
      <text:p text:style-name="P45"><text:span text:style-name="T15">ListIterator</text:span>&lt;<text:span text:style-name="T15">T</text:span>&gt; <text:span text:style-name="T18">begin</text:span>() {</text:p>
      <text:p text:style-name="P45"><text:span text:style-name="T7">return</text:span> <text:span text:style-name="T18">ListIterator</text:span>&lt;<text:span text:style-name="T15">T</text:span>&gt;(head);</text:p>
      <text:p text:style-name="P45">}</text:p>
      <text:p text:style-name="P49"/>
      <text:p text:style-name="P45"><text:span text:style-name="T15">ListIterator</text:span>&lt;<text:span text:style-name="T15">T</text:span>&gt; <text:span text:style-name="T18">end</text:span>() {</text:p>
      <text:p text:style-name="P45"><text:span text:style-name="T7">return</text:span> <text:span text:style-name="T18">ListIterator</text:span>&lt;<text:span text:style-name="T15">T</text:span>&gt;(tail);</text:p>
      <text:p text:style-name="P45">}</text:p>
      <text:p text:style-name="P49"/>
      <text:p text:style-name="P45"><text:span text:style-name="T9">void</text:span> <text:span text:style-name="T18">Insert</text:span>(<text:span text:style-name="T15">ListIterator</text:span>&lt;<text:span text:style-name="T15">T</text:span>&gt; <text:span text:style-name="T16">iter</text:span>, <text:span text:style-name="T15">T</text:span> <text:span text:style-name="T16">elem</text:span>) {</text:p>
      <text:p text:style-name="P45">ListNode&lt;T&gt;* ptr = <text:span text:style-name="T16">allocator_</text:span>.<text:span text:style-name="T18">allocate</text:span>(<text:span text:style-name="T12">1</text:span>);</text:p>
      <text:p text:style-name="P45"><text:span text:style-name="T15">std</text:span>::<text:span text:style-name="T15">allocator_traits</text:span>&lt;<text:span text:style-name="T15">allocator_type</text:span>&gt;::<text:span text:style-name="T18">construct</text:span>(allocator_, ptr);</text:p>
      <text:p text:style-name="P45"><text:span text:style-name="T15">std</text:span>::shared_ptr&lt;ListNode&lt;T&gt;&gt; <text:span text:style-name="T18">new_elem</text:span>(ptr, <text:span text:style-name="T18">deleter</text:span>(&amp;allocator_));</text:p>
      <text:p text:style-name="P45"><text:span text:style-name="T16">new_elem</text:span>-&gt;<text:span text:style-name="T16">data</text:span> = <text:span text:style-name="T15">std</text:span>::<text:span text:style-name="T18">move</text:span>(elem);</text:p>
      <text:p text:style-name="P45"><text:span text:style-name="T7">if</text:span> (iter == <text:span text:style-name="T18">begin</text:span>()) {</text:p>
      <text:p text:style-name="P45"><text:span text:style-name="T16">new_elem</text:span>-&gt;<text:span text:style-name="T16">next</text:span> = head;</text:p>
      <text:p text:style-name="P45"><text:span text:style-name="T16">head</text:span>-&gt;<text:span text:style-name="T16">prev</text:span> = new_elem;</text:p>
      <text:p text:style-name="P45">head = new_elem;</text:p>
      <text:p text:style-name="P45">} <text:span text:style-name="T7">else</text:span> {</text:p>
      <text:p text:style-name="P45"><text:span text:style-name="T15">std</text:span>::shared_ptr&lt;ListNode&lt;T&gt;&gt; cur_ptr = <text:span text:style-name="T16">iter</text:span>.<text:span text:style-name="T16">ptr_</text:span>.<text:span text:style-name="T18">lock</text:span>();</text:p>
      <text:p text:style-name="P45"><text:span text:style-name="T15">std</text:span>::shared_ptr&lt;ListNode&lt;T&gt;&gt; prev_ptr = <text:span text:style-name="T16">iter</text:span>.<text:span text:style-name="T16">ptr_</text:span>.<text:span text:style-name="T18">lock</text:span>()-&gt;<text:span text:style-name="T16">prev</text:span>.<text:span text:style-name="T18">lock</text:span>();</text:p>
      <text:p text:style-name="P45"><text:span text:style-name="T16">prev_ptr</text:span>-&gt;<text:span text:style-name="T16">next</text:span> = new_elem;</text:p>
      <text:p text:style-name="P45"><text:span text:style-name="T16">cur_ptr</text:span>-&gt;<text:span text:style-name="T16">prev</text:span> = new_elem;</text:p>
      <text:p text:style-name="P45"><text:span text:style-name="T16">new_elem</text:span>-&gt;<text:span text:style-name="T16">next</text:span> = cur_ptr;</text:p>
      <text:p text:style-name="P45"><text:soft-page-break/><text:span text:style-name="T16">new_elem</text:span>-&gt;<text:span text:style-name="T16">prev</text:span> = prev_ptr;</text:p>
      <text:p text:style-name="P45">}</text:p>
      <text:p text:style-name="P45">}</text:p>
      <text:p text:style-name="P49"/>
      <text:p text:style-name="P45"><text:span text:style-name="T9">void</text:span> <text:span text:style-name="T18">Erase</text:span>(<text:span text:style-name="T15">ListIterator</text:span>&lt;<text:span text:style-name="T15">T</text:span>&gt; <text:span text:style-name="T16">iter</text:span>) {</text:p>
      <text:p text:style-name="P45"><text:span text:style-name="T7">if</text:span> (iter == <text:span text:style-name="T18">end</text:span>()) {</text:p>
      <text:p text:style-name="P45"><text:span text:style-name="T7">throw</text:span> <text:span text:style-name="T15">std</text:span>::<text:span text:style-name="T18">runtime_error</text:span>(<text:span text:style-name="T13">"Erasing end iterator"</text:span>);</text:p>
      <text:p text:style-name="P45">}</text:p>
      <text:p text:style-name="P45"><text:span text:style-name="T15">std</text:span>::shared_ptr&lt;ListNode&lt;T&gt;&gt; ptr = <text:span text:style-name="T16">iter</text:span>.<text:span text:style-name="T16">ptr_</text:span>.<text:span text:style-name="T18">lock</text:span>();</text:p>
      <text:p text:style-name="P45"><text:span text:style-name="T7">if</text:span> (iter == <text:span text:style-name="T18">begin</text:span>()) {</text:p>
      <text:p text:style-name="P45">head = <text:span text:style-name="T16">head</text:span>-&gt;<text:span text:style-name="T16">next</text:span>;</text:p>
      <text:p text:style-name="P45"><text:span text:style-name="T16">ptr</text:span>-&gt;<text:span text:style-name="T16">next</text:span> = <text:span text:style-name="T9">nullptr</text:span>;</text:p>
      <text:p text:style-name="P45">} <text:span text:style-name="T7">else</text:span> {</text:p>
      <text:p text:style-name="P45"><text:span text:style-name="T15">std</text:span>::shared_ptr&lt;ListNode&lt;T&gt;&gt; prev_ptr = <text:span text:style-name="T16">ptr</text:span>-&gt;<text:span text:style-name="T16">prev</text:span>.<text:span text:style-name="T18">lock</text:span>();</text:p>
      <text:p text:style-name="P45"><text:span text:style-name="T15">std</text:span>::shared_ptr&lt;ListNode&lt;T&gt;&gt; next_ptr = <text:span text:style-name="T16">ptr</text:span>-&gt;<text:span text:style-name="T16">next</text:span>;</text:p>
      <text:p text:style-name="P45"><text:span text:style-name="T16">prev_ptr</text:span>-&gt;<text:span text:style-name="T16">next</text:span> = next_ptr;</text:p>
      <text:p text:style-name="P45"><text:span text:style-name="T16">next_ptr</text:span>-&gt;<text:span text:style-name="T16">prev</text:span> = prev_ptr;</text:p>
      <text:p text:style-name="P45">}</text:p>
      <text:p text:style-name="P45">}</text:p>
      <text:p text:style-name="P49"/>
      <text:p text:style-name="P45"><text:span text:style-name="T9">size_t</text:span> <text:span text:style-name="T18">Size</text:span>() <text:span text:style-name="T9">const</text:span> {</text:p>
      <text:p text:style-name="P45"><text:span text:style-name="T9">size_t</text:span> counter = <text:span text:style-name="T12">0</text:span>;</text:p>
      <text:p text:style-name="P45">ListIterator&lt;T&gt; <text:span text:style-name="T18">begin_it</text:span>(head);</text:p>
      <text:p text:style-name="P45">ListIterator&lt;T&gt; <text:span text:style-name="T18">end_it</text:span>(tail);</text:p>
      <text:p text:style-name="P45"><text:span text:style-name="T7">while</text:span>(begin_it != end_it) {</text:p>
      <text:p text:style-name="P45">counter++;</text:p>
      <text:p text:style-name="P45">++begin_it;</text:p>
      <text:p text:style-name="P45">}</text:p>
      <text:p text:style-name="P45"><text:span text:style-name="T7">return</text:span> counter;</text:p>
      <text:p text:style-name="P45">}</text:p>
      <text:p text:style-name="P48">private:</text:p>
      <text:p text:style-name="P45">allocator_type allocator_;</text:p>
      <text:p text:style-name="P45"><text:span text:style-name="T15">std</text:span>::shared_ptr&lt;ListNode&lt;T&gt;&gt; head;</text:p>
      <text:p text:style-name="P45"><text:span text:style-name="T15">std</text:span>::shared_ptr&lt;ListNode&lt;T&gt;&gt; tail;</text:p>
      <text:p text:style-name="P45">};</text:p>
      <text:p text:style-name="P49"/>
      <text:p text:style-name="P45">}</text:p>
      <text:p text:style-name="P51"><text:span text:style-name="T9"/></text:p>
      <text:p text:style-name="P24"/>
      <text:p text:style-name="P24"/>
      <text:p text:style-name="P9"><text:line-break/></text:p>
      <text:p text:style-name="P42"><text:span text:style-name="T31">main.cpp</text:span><text:span text:style-name="T30"><text:line-break/></text:span><text:span text:style-name="T8">#include</text:span><text:span text:style-name="T11"> </text:span><text:span text:style-name="T14">&lt;iostream&gt;</text:span></text:p>
      <text:p text:style-name="P45"><text:span text:style-name="T7">#include</text:span><text:span text:style-name="T9"> </text:span><text:span text:style-name="T13">&lt;map&gt;</text:span></text:p>
      <text:p text:style-name="P45"><text:span text:style-name="T7">#include</text:span><text:span text:style-name="T9"> </text:span><text:span text:style-name="T13">&lt;string&gt;</text:span></text:p>
      <text:p text:style-name="P45"><text:span text:style-name="T7">#include</text:span><text:span text:style-name="T9"> </text:span><text:span text:style-name="T13">&lt;algorithm&gt;</text:span></text:p>
      <text:p text:style-name="P45"><text:span text:style-name="T7">#include</text:span><text:span text:style-name="T9"> </text:span><text:span text:style-name="T13">&lt;tuple&gt;</text:span></text:p>
      <text:p text:style-name="P45"><text:span text:style-name="T7">#include</text:span><text:span text:style-name="T9"> </text:span><text:span text:style-name="T13">&lt;list&gt;</text:span></text:p>
      <text:p text:style-name="P49"/>
      <text:p text:style-name="P45"><text:span text:style-name="T7">#include</text:span><text:span text:style-name="T9"> </text:span><text:span text:style-name="T13">"Square.h"</text:span></text:p>
      <text:p text:style-name="P45"><text:soft-page-break/><text:span text:style-name="T7">#include</text:span><text:span text:style-name="T9"> </text:span><text:span text:style-name="T13">"List.h"</text:span></text:p>
      <text:p text:style-name="P45"><text:span text:style-name="T7">#include</text:span><text:span text:style-name="T9"> </text:span><text:span text:style-name="T13">"Allocator.h"</text:span></text:p>
      <text:p text:style-name="P49"/>
      <text:p text:style-name="P45"><text:span text:style-name="T9">int</text:span> <text:span text:style-name="T18">main</text:span>() {</text:p>
      <text:p text:style-name="P45"><text:span text:style-name="T15">std</text:span>::string command;</text:p>
      <text:p text:style-name="P45"><text:span text:style-name="T15">Containers</text:span>::List&lt;Square&lt;<text:span text:style-name="T9">int</text:span>&gt;, Allocator&lt;Square&lt;<text:span text:style-name="T9">int</text:span>&gt;,<text:span text:style-name="T12">1000</text:span>&gt;&gt; figures;</text:p>
      <text:p text:style-name="P45"><text:span text:style-name="T7">while</text:span> (<text:span text:style-name="T15">std</text:span>::cin &gt;&gt; command) {</text:p>
      <text:p text:style-name="P45"><text:span text:style-name="T7">if</text:span> (command == <text:span text:style-name="T13">"add"</text:span>) {</text:p>
      <text:p text:style-name="P45"><text:span text:style-name="T9">size_t</text:span> position;</text:p>
      <text:p text:style-name="P45"><text:span text:style-name="T15">std</text:span>::cin &gt;&gt; position;</text:p>
      <text:p text:style-name="P45"><text:span text:style-name="T9">auto</text:span> it = <text:span text:style-name="T16">figures</text:span>.<text:span text:style-name="T18">begin</text:span>();</text:p>
      <text:p text:style-name="P45"><text:span text:style-name="T7">try</text:span> {</text:p>
      <text:p text:style-name="P45">it = <text:span text:style-name="T15">std</text:span>::<text:span text:style-name="T18">next</text:span>(it, position);</text:p>
      <text:p text:style-name="P45">} <text:span text:style-name="T7">catch</text:span>(<text:span text:style-name="T15">std</text:span>::exception&amp; e) {</text:p>
      <text:p text:style-name="P45"><text:span text:style-name="T15">std</text:span>::cout &lt;&lt; <text:span text:style-name="T13">"Position is too big</text:span><text:span text:style-name="T19">\n</text:span><text:span text:style-name="T13">"</text:span>;</text:p>
      <text:p text:style-name="P45"><text:span text:style-name="T7">continue</text:span>;</text:p>
      <text:p text:style-name="P45">}</text:p>
      <text:p text:style-name="P45">Square&lt;<text:span text:style-name="T9">int</text:span>&gt; new_figure;</text:p>
      <text:p text:style-name="P45"><text:span text:style-name="T7">try</text:span> {</text:p>
      <text:p text:style-name="P45"><text:span text:style-name="T15">std</text:span>::cin &gt;&gt; new_figure;</text:p>
      <text:p text:style-name="P45"><text:span text:style-name="T16">figures</text:span>.<text:span text:style-name="T18">Insert</text:span>(it, new_figure);</text:p>
      <text:p text:style-name="P45"><text:span text:style-name="T15">std</text:span>::cout &lt;&lt; new_figure &lt;&lt; <text:span text:style-name="T13">"</text:span><text:span text:style-name="T19">\n</text:span><text:span text:style-name="T13">"</text:span>;</text:p>
      <text:p text:style-name="P45">} <text:span text:style-name="T7">catch</text:span> (<text:span text:style-name="T15">std</text:span>::exception&amp; ex) {</text:p>
      <text:p text:style-name="P45"><text:span text:style-name="T15">std</text:span>::cout &lt;&lt; <text:span text:style-name="T16">ex</text:span>.<text:span text:style-name="T18">what</text:span>() &lt;&lt; <text:span text:style-name="T13">"</text:span><text:span text:style-name="T19">\n</text:span><text:span text:style-name="T13">"</text:span>;</text:p>
      <text:p text:style-name="P45">}</text:p>
      <text:p text:style-name="P49"/>
      <text:p text:style-name="P45">} <text:span text:style-name="T7">else</text:span> <text:span text:style-name="T7">if</text:span> (command == <text:span text:style-name="T13">"erase"</text:span>) {</text:p>
      <text:p text:style-name="P45"><text:span text:style-name="T9">size_t</text:span> index;</text:p>
      <text:p text:style-name="P45"><text:span text:style-name="T15">std</text:span>::cin &gt;&gt; index;</text:p>
      <text:p text:style-name="P45"><text:span text:style-name="T7">try</text:span> {</text:p>
      <text:p text:style-name="P45"><text:span text:style-name="T9">auto</text:span> it = <text:span text:style-name="T15">std</text:span>::<text:span text:style-name="T18">next</text:span>(<text:span text:style-name="T16">figures</text:span>.<text:span text:style-name="T18">begin</text:span>(), index);</text:p>
      <text:p text:style-name="P45"><text:span text:style-name="T16">figures</text:span>.<text:span text:style-name="T18">Erase</text:span>(it);</text:p>
      <text:p text:style-name="P45">} <text:span text:style-name="T7">catch</text:span> (...) {</text:p>
      <text:p text:style-name="P45"><text:span text:style-name="T15">std</text:span>::cout &lt;&lt; <text:span text:style-name="T13">"Index is too big</text:span><text:span text:style-name="T19">\n</text:span><text:span text:style-name="T13">"</text:span>;</text:p>
      <text:p text:style-name="P45"><text:span text:style-name="T7">continue</text:span>;</text:p>
      <text:p text:style-name="P45">}</text:p>
      <text:p text:style-name="P45">} <text:span text:style-name="T7">else</text:span> <text:span text:style-name="T7">if</text:span> (command == <text:span text:style-name="T13">"size"</text:span>) {</text:p>
      <text:p text:style-name="P45"><text:span text:style-name="T15">std</text:span>::cout &lt;&lt; <text:span text:style-name="T16">figures</text:span>.<text:span text:style-name="T18">Size</text:span>() &lt;&lt; <text:span text:style-name="T13">"</text:span><text:span text:style-name="T19">\n</text:span><text:span text:style-name="T13">"</text:span>;</text:p>
      <text:p text:style-name="P45">} <text:span text:style-name="T7">else</text:span> <text:span text:style-name="T7">if</text:span> (command == <text:span text:style-name="T13">"print"</text:span>) {</text:p>
      <text:p text:style-name="P45"><text:span text:style-name="T15">std</text:span>::<text:span text:style-name="T18">for_each</text:span>(<text:span text:style-name="T16">figures</text:span>.<text:span text:style-name="T18">begin</text:span>(), <text:span text:style-name="T16">figures</text:span>.<text:span text:style-name="T18">end</text:span>(), [] (<text:span text:style-name="T9">const</text:span> <text:span text:style-name="T15">Square</text:span>&lt;<text:span text:style-name="T9">int</text:span>&gt;<text:span text:style-name="T9">&amp;</text:span> <text:span text:style-name="T16">fig</text:span>) {</text:p>
      <text:p text:style-name="P45"><text:span text:style-name="T15">std</text:span>::cout &lt;&lt; fig &lt;&lt; <text:span text:style-name="T13">" "</text:span>;</text:p>
      <text:p text:style-name="P45">});</text:p>
      <text:p text:style-name="P45"><text:span text:style-name="T15">std</text:span>::cout &lt;&lt; <text:span text:style-name="T13">"</text:span><text:span text:style-name="T19">\n</text:span><text:span text:style-name="T13">"</text:span>;</text:p>
      <text:p text:style-name="P45">} <text:span text:style-name="T7">else</text:span> <text:span text:style-name="T7">if</text:span> (command == <text:span text:style-name="T13">"count"</text:span>) {</text:p>
      <text:p text:style-name="P45"><text:span text:style-name="T9">size_t</text:span> required_area;</text:p>
      <text:p text:style-name="P45"><text:span text:style-name="T15">std</text:span>::cin &gt;&gt; required_area;</text:p>
      <text:p text:style-name="P45"><text:span text:style-name="T15">std</text:span>::cout &lt;&lt; <text:span text:style-name="T15">std</text:span>::<text:span text:style-name="T18">count_if</text:span>(<text:span text:style-name="T16">figures</text:span>.<text:span text:style-name="T18">begin</text:span>(), <text:span text:style-name="T16">figures</text:span>.<text:span text:style-name="T18">end</text:span>(), [&amp;<text:span text:style-name="T16">required_area</text:span>] (<text:span text:style-name="T9">const</text:span> <text:span text:style-name="T15">Square</text:span>&lt;<text:span text:style-name="T9">int</text:span>&gt;<text:span text:style-name="T9">&amp;</text:span> <text:span text:style-name="T16">fig</text:span>) {</text:p>
      <text:p text:style-name="P45"><text:span text:style-name="T7">return</text:span> <text:span text:style-name="T16">fig</text:span>.<text:span text:style-name="T18">Area</text:span>() &lt; required_area;</text:p>
      <text:p text:style-name="P45">});</text:p>
      <text:p text:style-name="P45"><text:span text:style-name="T15">std</text:span>::cout &lt;&lt; <text:span text:style-name="T13">"</text:span><text:span text:style-name="T19">\n</text:span><text:span text:style-name="T13">"</text:span>;</text:p>
      <text:p text:style-name="P45">} <text:span text:style-name="T7">else</text:span> {</text:p>
      <text:p text:style-name="P45"><text:soft-page-break/><text:span text:style-name="T15">std</text:span>::cout &lt;&lt; <text:span text:style-name="T13">"Incorrect command"</text:span> &lt;&lt; <text:span text:style-name="T13">"</text:span><text:span text:style-name="T19">\n</text:span><text:span text:style-name="T13">"</text:span>;</text:p>
      <text:p text:style-name="P45"><text:span text:style-name="T15">std</text:span>::<text:span text:style-name="T16">cin</text:span>.<text:span text:style-name="T18">ignore</text:span>(<text:span text:style-name="T12">32767</text:span>, <text:span text:style-name="T13">'</text:span><text:span text:style-name="T19">\n</text:span><text:span text:style-name="T13">'</text:span>);</text:p>
      <text:p text:style-name="P45">}</text:p>
      <text:p text:style-name="P45">}</text:p>
      <text:p text:style-name="P45">}</text:p>
      <text:p text:style-name="P41"><text:span text:style-name="T28"/></text:p>
      <text:p text:style-name="P26"/>
      <text:p text:style-name="P9"><text:line-break/></text:p>
      <text:p text:style-name="P7">CMakeLists.txt<text:line-break/></text:p>
      <text:p text:style-name="P46"><text:span text:style-name="T10">project</text:span><text:span text:style-name="T26">(oop_exercise_06)</text:span></text:p>
      <text:p text:style-name="P49"/>
      <text:p text:style-name="P45"><text:span text:style-name="T9">set</text:span>(CMAKE_CXX_STANDARD 17)</text:p>
      <text:p text:style-name="P49"/>
      <text:p text:style-name="P45"><text:span text:style-name="T9">add_executable</text:span>(oop_exercise_06 main.cpp Square.h Point.h List.h Allocator.h)</text:p>
      <text:p text:style-name="P45"/>
      <text:p text:style-name="P22"><text:span text:style-name="T26"/></text:p>
      <text:p text:style-name="P9"/>
      <text:p text:style-name="P9"/>
      <text:list xml:id="list190040195149737" text:continue-numbering="true" text:style-name="WW8Num2">
        <text:list-item>
          <text:p text:style-name="P37">Ссылка на репозиторий:</text:p>
        </text:list-item>
      </text:list>
      <text:p text:style-name="P29"><text:a xlink:type="simple" xlink:href="https://github.com/GitGood2000/oop_exercise_05" text:style-name="Internet_20_link" text:visited-style-name="Visited_20_Internet_20_Link"><text:span text:style-name="Internet_20_link"><text:span text:style-name="T1">https://github.com/</text:span></text:span></text:a><text:a xlink:type="simple" xlink:href="https://github.com/GitGood2000/oop_exercise_05" text:style-name="Internet_20_link" text:visited-style-name="Visited_20_Internet_20_Link"><text:span text:style-name="Internet_20_link"><text:span text:style-name="T4">obydenkova</text:span></text:span></text:a><text:a xlink:type="simple" xlink:href="https://github.com/GitGood2000/oop_exercise_05" text:style-name="Internet_20_link" text:visited-style-name="Visited_20_Internet_20_Link"><text:span text:style-name="Internet_20_link"><text:span text:style-name="T1">/oop_exercise_0</text:span></text:span></text:a><text:span text:style-name="Internet_20_link"><text:span text:style-name="T3">6</text:span></text:span></text:p>
      <text:p text:style-name="P29"><text:span text:style-name="Internet_20_link"><text:span text:style-name="T2"/></text:span></text:p>
      <text:p text:style-name="P30"><text:line-break/></text:p>
      <text:list xml:id="list190040800648763" text:continue-numbering="true" text:style-name="WW8Num2">
        <text:list-item>
          <text:p text:style-name="P38"><text:span text:style-name="T24">Набор </text:span><text:span text:style-name="T27">testcases:</text:span></text:p>
        </text:list-item>
      </text:list>
      <text:p text:style-name="P16"/>
      <text:list xml:id="list3254988260" text:style-name="WWNum2">
        <text:list-header>
          <text:p text:style-name="P55">test_01.test</text:p>
        </text:list-header>
      </text:list>
      <text:p text:style-name="P56">add 0 1 1 1 1 1 1 1 1 </text:p>
      <text:p text:style-name="P56">add 0 2 2 2 2 2 2 2 2</text:p>
      <text:p text:style-name="P56">add 1 3 3 3 3 3 3 3 3</text:p>
      <text:p text:style-name="P56">add 1 4 4 4 4 4 4 4 4</text:p>
      <text:p text:style-name="P56">count 2</text:p>
      <text:p text:style-name="P56">print</text:p>
      <text:p text:style-name="P56">flex</text:p>
      <text:p text:style-name="P56">erase 0</text:p>
      <text:p text:style-name="P56">erase 1</text:p>
      <text:p text:style-name="P56">print</text:p>
      <text:p text:style-name="P56"/>
      <text:p text:style-name="P56"><text:soft-page-break/><text:tab/><text:span text:style-name="T5">test_01.result</text:span></text:p>
      <text:p text:style-name="P56">Square p1:1 1, p2:1 1, p3:1 1, p4:1 1</text:p>
      <text:p text:style-name="P56">Square p1:2 2, p2:2 2, p3:2 2, p4:2 2</text:p>
      <text:p text:style-name="P56">Square p1:3 3, p2:3 3, p3:3 3, p4:3 3</text:p>
      <text:p text:style-name="P56">Square p1:4 4, p2:4 4, p3:4 4, p4:4 4</text:p>
      <text:p text:style-name="P56">0</text:p>
      <text:p text:style-name="P56">Square p1:2 2, p2:2 2, p3:2 2, p4:2 2 Square p1:4 4, p2:4 4, p3:4 4, p4:4 4 Square p1:3 3, p2:3 3, p3:3 3, p4:3 3 Square p1:1 1, p2:1 1, p3:1 1, p4:1 1 </text:p>
      <text:p text:style-name="P56">Incorrect command</text:p>
      <text:p text:style-name="P56">Square p1:4 4, p2:4 4, p3:4 4, p4:4 4 Square p1:1 1, p2:1 1, p3:1 1, p4:1 1 </text:p>
      <text:list xml:id="list190039249549116" text:continue-numbering="true" text:style-name="WWNum2">
        <text:list-header>
          <text:p text:style-name="P55">test_02.test</text:p>
        </text:list-header>
      </text:list>
      <text:p text:style-name="P56">add 0 1 1 1 1 1 1 1 1</text:p>
      <text:p text:style-name="P56">add 0 2 2 2 2 2 2 2 2</text:p>
      <text:p text:style-name="P56">add 0 3 3 3 3 3 3 3 3</text:p>
      <text:p text:style-name="P56">add 0 4 4 4 4 4 4 4 4</text:p>
      <text:p text:style-name="P56">add 0 5 5 5 5 5 5 5 5</text:p>
      <text:p text:style-name="P56">add 0 6 6 6 6 6 6 6 6</text:p>
      <text:p text:style-name="P56">add 0 7 7 7 7 7 7 7 7</text:p>
      <text:p text:style-name="P56">add 0 8 8 8 8 8 8 8 8</text:p>
      <text:p text:style-name="P56">add 0 9 9 9 9 9 9 9 9</text:p>
      <text:p text:style-name="P56">add 0 1 1 1 1 1 1 1 1</text:p>
      <text:p text:style-name="P56">add 0 2 2 2 2 2 2 2 2</text:p>
      <text:p text:style-name="P56">add 0 3 3 3 3 3 3 3 3</text:p>
      <text:p text:style-name="P56">add 0 4 4 4 4 4 4 4 4</text:p>
      <text:p text:style-name="P56">add 0 5 5 5 5 5 5 5 5</text:p>
      <text:p text:style-name="P56">add 0 6 6 6 6 6 6 6 6</text:p>
      <text:p text:style-name="P56">add 0 7 7 7 7 7 7 7 7</text:p>
      <text:list xml:id="list190040699970687" text:continue-numbering="true" text:style-name="WWNum2">
        <text:list-header>
          <text:p text:style-name="P55">test_02.result</text:p>
        </text:list-header>
      </text:list>
      <text:p text:style-name="P56">Square p1:1 1, p2:1 1, p3:1 1, p4:1 1</text:p>
      <text:p text:style-name="P56"><text:soft-page-break/>Square p1:2 2, p2:2 2, p3:2 2, p4:2 2</text:p>
      <text:p text:style-name="P56">Square p1:3 3, p2:3 3, p3:3 3, p4:3 3</text:p>
      <text:p text:style-name="P56">Square p1:4 4, p2:4 4, p3:4 4, p4:4 4</text:p>
      <text:p text:style-name="P56">Square p1:5 5, p2:5 5, p3:5 5, p4:5 5</text:p>
      <text:p text:style-name="P56">Square p1:6 6, p2:6 6, p3:6 6, p4:6 6</text:p>
      <text:p text:style-name="P56">Square p1:7 7, p2:7 7, p3:7 7, p4:7 7</text:p>
      <text:p text:style-name="P56">Square p1:8 8, p2:8 8, p3:8 8, p4:8 8</text:p>
      <text:p text:style-name="P56">Square p1:9 9, p2:9 9, p3:9 9, p4:9 9</text:p>
      <text:p text:style-name="P56">Square p1:1 1, p2:1 1, p3:1 1, p4:1 1</text:p>
      <text:p text:style-name="P56">Square p1:2 2, p2:2 2, p3:2 2, p4:2 2</text:p>
      <text:p text:style-name="P56">Square p1:3 3, p2:3 3, p3:3 3, p4:3 3</text:p>
      <text:p text:style-name="P56">Square p1:4 4, p2:4 4, p3:4 4, p4:4 4</text:p>
      <text:p text:style-name="P54">Square p1:5 5, p2:5 5, p3:5 5, p4:5 5</text:p>
      <text:p text:style-name="P16"/>
      <text:list xml:id="list190039643529785" text:continue-list="list190040800648763" text:style-name="WW8Num2">
        <text:list-header>
          <text:p text:style-name="P36"/>
        </text:list-header>
        <text:list-item>
          <text:p text:style-name="P38"><text:span text:style-name="T27">Объяснение результатов работы программы</text:span><text:span text:style-name="T24">:</text:span></text:p>
        </text:list-item>
      </text:list>
      <text:p text:style-name="P57">Все тесты завершились успешно</text:p>
      <text:p text:style-name="P3"/>
      <text:list xml:id="list190041158655345" text:continue-numbering="true" text:style-name="WW8Num2">
        <text:list-item>
          <text:p text:style-name="P39"><text:span text:style-name="T24">Вывод:</text:span><text:span text:style-name="T25"> </text:span></text:p>
        </text:list-item>
      </text:list>
      <text:p text:style-name="P40"><text:span text:style-name="T21">В данной лабораторной работе я освоил</text:span><text:span text:style-name="T22">а</text:span><text:span text:style-name="T21"> основы работы с </text:span><text:span text:style-name="T23">аллокаторами</text:span><text:span text:style-name="T21">. </text:span><text:span text:style-name="T23">Аллокаторы позволяют ускорить быстродействие работы <text:s/>программы, кроме того позволяют корректно выделять память под тот или иной элемент, хранящийся в нашем контейнере.</text:span></text:p>
      <text:p text:style-name="P1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NSimSun" svg:font-family="NSimSun" style:font-family-generic="modern"/>
    <style:font-face style:name="Arial" svg:font-family="Arial" style:font-family-generic="swiss"/>
    <style:font-face style:name="Courier New2" svg:font-family="'Courier New'" style:font-pitch="variable"/>
    <style:font-face style:name="Open Sans" svg:font-family="'Open Sans'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padding="0cm" fo:border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margin-top="0cm" fo:margin-bottom="0.529cm" loext:contextual-spacing="false" fo:line-height="100%" fo:padding-left="0cm" fo:padding-right="0cm" fo:padding-top="0cm" fo:padding-bottom="0.141cm" fo:border-left="none" fo:border-right="none" fo:border-top="none" fo:border-bottom="0.99pt solid #4472c4"/>
      <style:text-properties fo:color="#333f4f" style:font-name="Calibri Light" fo:font-family="'Calibri Light'" style:font-family-generic="swiss" style:font-pitch="variable" fo:font-size="26pt" fo:letter-spacing="0.009cm" style:font-name-asian="Calibri Light" style:font-family-asian="'Calibri Light'" style:font-family-generic-asian="swiss" style:font-pitch-asian="variable" style:font-size-asian="26pt" style:font-name-complex="Calibri Light" style:font-family-complex="'Calibri Light'" style:font-family-generic-complex="swiss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2f5395" style:font-name="Calibri Light" fo:font-family="'Calibri Light'" style:font-family-generic="swiss" style:font-pitch="variable" fo:font-size="14pt" fo:font-weight="bold" style:font-name-asian="Calibri Light" style:font-family-asian="'Calibri Light'" style:font-family-generic-asian="swiss" style:font-pitch-asian="variable" style:font-size-asian="14pt" style:font-weight-asian="bold" style:font-name-complex="Calibri Light" style:font-family-complex="'Calibri Light'" style:font-family-generic-complex="swiss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472c4" style:font-name="Calibri Light" fo:font-family="'Calibri Light'" style:font-family-generic="swiss" style:font-pitch="variable" fo:font-size="13pt" fo:font-weight="bold" style:font-name-asian="Calibri Light" style:font-family-asian="'Calibri Light'" style:font-family-generic-asian="swiss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472c4" style:font-name="Calibri Light" fo:font-family="'Calibri Light'" style:font-family-generic="swiss" style:font-pitch="variable" fo:font-weight="bold" style:font-name-asian="Calibri Light" style:font-family-asian="'Calibri Light'" style:font-family-generic-asian="swiss" style:font-pitch-asian="variable" style:font-weight-asian="bold" style:font-name-complex="Calibri Light" style:font-family-complex="'Calibri Light'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472c4" style:font-name="Calibri Light" fo:font-family="'Calibri Light'" style:font-family-generic="swiss" style:font-pitch="variable" fo:font-style="italic" fo:font-weight="bold" style:font-name-asian="Calibri Light" style:font-family-asian="'Calibri Light'" style:font-family-generic-asian="swiss" style:font-pitch-asian="variable" style:font-style-asian="italic" style:font-weight-asian="bold" style:font-name-complex="Calibri Light" style:font-family-complex="'Calibri Light'" style:font-family-generic-complex="swiss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1f3763" style:font-name="Calibri Light" fo:font-family="'Calibri Light'" style:font-family-generic="swiss" style:font-pitch="variable" style:font-name-asian="Calibri Light" style:font-family-asian="'Calibri Light'" style:font-family-generic-asian="swiss" style:font-pitch-asian="variable" style:font-name-complex="Calibri Light" style:font-family-complex="'Calibri Light'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1f3763" style:font-name="Calibri Light" fo:font-family="'Calibri Light'" style:font-family-generic="swiss" style:font-pitch="variable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libri Light" fo:font-family="'Calibri Light'" style:font-family-generic="swiss" style:font-pitch="variable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04040" style:font-name="Calibri Light" fo:font-family="'Calibri Light'" style:font-family-generic="swiss" style:font-pitch="variable" fo:font-size="10pt" style:font-name-asian="Calibri Light" style:font-family-asian="'Calibri Light'" style:font-family-generic-asian="swiss" style:font-pitch-asian="variable" style:font-size-asian="10pt" style:font-name-complex="Calibri Light" style:font-family-complex="'Calibri Light'" style:font-family-generic-complex="swiss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libri Light" fo:font-family="'Calibri Light'" style:font-family-generic="swiss" style:font-pitch="variable" fo:font-size="10pt" fo:font-style="italic" style:font-name-asian="Calibri Light" style:font-family-asian="'Calibri Light'" style:font-family-generic-asian="swiss" style:font-pitch-asian="variable" style:font-size-asian="10pt" style:font-style-asian="italic" style:font-name-complex="Calibri Light" style:font-family-complex="'Calibri Light'" style:font-family-generic-complex="swiss" style:font-pitch-complex="variable" style:font-size-complex="10pt" style:font-style-complex="italic"/>
    </style:style>
    <style:style style:name="Balloon_20_text" style:display-name="Balloon text" style:family="paragraph">
      <style:paragraph-properties fo:orphans="2" fo:widows="2" fo:hyphenation-ladder-count="no-limit" fo:padding="0cm" fo:border="none"/>
      <style:text-properties style:use-window-font-color="true" style:font-name="Tahoma" fo:font-family="Tahoma" style:font-family-generic="swiss" style:font-pitch="variable" fo:font-size="8pt" fo:language="ru" fo:country="RU" style:font-name-asian="Times New Roman" style:font-family-asian="'Times New Roman'" style:font-family-generic-asian="roman" style:font-pitch-asian="variable" style:font-size-asian="8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_20_spacing" style:display-name="No spacing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Subtitle" style:family="paragraph" style:parent-style-name="Standard" style:next-style-name="Standard" style:class="chapter">
      <style:text-properties fo:color="#4472c4" style:font-name="Calibri Light" fo:font-family="'Calibri Light'" style:font-family-generic="swiss" style:font-pitch="variable" fo:font-size="12pt" fo:letter-spacing="0.026cm" fo:font-style="italic" style:font-name-asian="Calibri Light" style:font-family-asian="'Calibri Light'" style:font-family-generic-asian="swiss" style:font-pitch-asian="variable" style:font-size-asian="12pt" style:font-style-asian="italic" style:font-name-complex="Calibri Light" style:font-family-complex="'Calibri Light'" style:font-family-generic-complex="swiss" style:font-pitch-complex="variable" style:font-size-complex="12pt" style:font-style-complex="italic"/>
    </style:style>
    <style:style style:name="Quote" style:family="paragraph" style:parent-style-name="Standard" style:next-style-name="Standard">
      <style:text-properties fo:color="#000000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472c4"/>
      <style:text-properties fo:color="#4472c4" fo:font-style="italic" fo:font-weight="bold" style:font-style-asian="italic" style:font-weight-asian="bold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Plain_20_text" style:display-name="Plain text" style:family="paragraph" style:parent-style-name="Standard">
      <style:paragraph-properties fo:margin-top="0cm" fo:margin-bottom="0cm" loext:contextual-spacing="false" fo:line-height="100%"/>
      <style:text-properties style:font-name="Courier New" fo:font-family="'Courier New'" style:font-family-generic="modern" fo:font-size="10.5pt" style:font-size-asian="10.5pt" style:font-name-complex="Courier New" style:font-family-complex="'Courier New'" style:font-family-generic-complex="modern" style:font-size-complex="10.5pt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cumentMap" style:family="paragraph">
      <style:paragraph-properties fo:margin-top="0cm" fo:margin-bottom="0.353cm" loext:contextual-spacing="false" fo:line-height="115%" fo:text-align="start" style:justify-single-word="false" fo:orphans="2" fo:widows="2" fo:hyphenation-ladder-count="no-limit" style:vertical-align="auto" style:writing-mode="lr-tb"/>
      <style:text-properties style:use-window-font-color="true" style:font-name="Times New Roman" fo:font-family="'Times New Roman'" style:font-family-generic="roman" style:font-pitch="variable" fo:font-size="11pt" fo:language="ru" fo:country="RU" style:font-name-asian="Open Sans" style:font-family-asian="'Open Sans'" style:font-pitch-asian="variable" style:font-size-asian="11pt" style:language-asian="ru" style:country-asian="RU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Table_20_Grid" style:display-name="Table Grid" style:family="paragraph" style:parent-style-name="DocumentMap">
      <style:paragraph-properties fo:text-align="start" style:justify-single-word="false" fo:orphans="2" fo:widows="2" style:vertical-align="auto"/>
      <style:text-properties fo:font-size="10pt" fo:language="ru" fo:country="RU" style:font-size-asian="10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Preformatted" style:display-name="HTML Preformatted" style:family="paragraph" style:parent-style-name="Standard">
      <style:paragraph-properties fo:text-align="start" style:justify-single-word="false" fo:orphans="2" fo:widows="2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fo:language="ru" fo:country="RU" style:font-size-asian="10pt" style:language-asian="ru" style:country-asian="RU" style:font-name-complex="Courier New1" style:font-family-complex="'Courier New'" style:font-family-generic-complex="roman" style:font-pitch-complex="variable" style:font-size-complex="10pt" style:language-complex="ar" style:country-complex="SA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text-align="start" style:justify-single-word="false" fo:orphans="2" fo:widows="2" style:vertical-align="auto"/>
      <style:text-properties fo:font-size="12pt" fo:language="ru" fo:country="RU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SimSun" style:font-family-asian="NSimSun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ize="14pt" fo:language="ru" fo:country="RU" fo:font-weight="bold" style:font-size-asian="12.25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0pt" fo:language="ru" fo:country="RU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3z1" style:family="text">
      <style:text-properties style:font-name="Times New Roman" fo:font-family="'Times New Roman'" style:font-family-generic="roman" style:font-pitch="variable" fo:font-size="10pt" fo:language="ru" fo:country="RU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WW8Num3z2" style:family="text">
      <style:text-properties style:font-name="Times New Roman" fo:font-family="'Times New Roman'" style:font-family-generic="roman" style:font-pitch="variable" fo:font-size="10pt" fo:language="ru" fo:country="RU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fo:color="#2f5395" style:font-name="Calibri Light" fo:font-family="'Calibri Light'" style:font-family-generic="swiss" style:font-pitch="variable" fo:font-size="14pt" fo:font-weight="bold" style:font-name-asian="Calibri Light" style:font-family-asian="'Calibri Light'" style:font-family-generic-asian="swiss" style:font-pitch-asian="variable" style:font-size-asian="14pt" style:font-weight-asian="bold" style:font-name-complex="Calibri Light" style:font-family-complex="'Calibri Light'" style:font-family-generic-complex="swiss" style:font-pitch-complex="variable" style:font-size-complex="14pt" style:font-weight-complex="bold"/>
    </style:style>
    <style:style style:name="Заголовок_20_2_20_Знак" style:display-name="Заголовок 2 Знак" style:family="text">
      <style:text-properties fo:color="#4472c4" style:font-name="Calibri Light" fo:font-family="'Calibri Light'" style:font-family-generic="swiss" style:font-pitch="variable" fo:font-size="13pt" fo:font-weight="bold" style:font-name-asian="Calibri Light" style:font-family-asian="'Calibri Light'" style:font-family-generic-asian="swiss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style:font-weight-complex="bold"/>
    </style:style>
    <style:style style:name="Заголовок_20_3_20_Знак" style:display-name="Заголовок 3 Знак" style:family="text">
      <style:text-properties fo:color="#4472c4" style:font-name="Calibri Light" fo:font-family="'Calibri Light'" style:font-family-generic="swiss" style:font-pitch="variable" fo:font-weight="bold" style:font-name-asian="Calibri Light" style:font-family-asian="'Calibri Light'" style:font-family-generic-asian="swiss" style:font-pitch-asian="variable" style:font-weight-asian="bold" style:font-name-complex="Calibri Light" style:font-family-complex="'Calibri Light'" style:font-family-generic-complex="swiss" style:font-pitch-complex="variable" style:font-weight-complex="bold"/>
    </style:style>
    <style:style style:name="Заголовок_20_4_20_Знак" style:display-name="Заголовок 4 Знак" style:family="text">
      <style:text-properties fo:color="#4472c4" style:font-name="Calibri Light" fo:font-family="'Calibri Light'" style:font-family-generic="swiss" style:font-pitch="variable" fo:font-style="italic" fo:font-weight="bold" style:font-name-asian="Calibri Light" style:font-family-asian="'Calibri Light'" style:font-family-generic-asian="swiss" style:font-pitch-asian="variable" style:font-style-asian="italic" style:font-weight-asian="bold" style:font-name-complex="Calibri Light" style:font-family-complex="'Calibri Light'" style:font-family-generic-complex="swiss" style:font-pitch-complex="variable" style:font-style-complex="italic" style:font-weight-complex="bold"/>
    </style:style>
    <style:style style:name="Заголовок_20_5_20_Знак" style:display-name="Заголовок 5 Знак" style:family="text">
      <style:text-properties fo:color="#1f3763" style:font-name="Calibri Light" fo:font-family="'Calibri Light'" style:font-family-generic="swiss" style:font-pitch="variable" style:font-name-asian="Calibri Light" style:font-family-asian="'Calibri Light'" style:font-family-generic-asian="swiss" style:font-pitch-asian="variable" style:font-name-complex="Calibri Light" style:font-family-complex="'Calibri Light'" style:font-family-generic-complex="swiss" style:font-pitch-complex="variable"/>
    </style:style>
    <style:style style:name="Заголовок_20_6_20_Знак" style:display-name="Заголовок 6 Знак" style:family="text">
      <style:text-properties fo:color="#1f3763" style:font-name="Calibri Light" fo:font-family="'Calibri Light'" style:font-family-generic="swiss" style:font-pitch="variable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Заголовок_20_7_20_Знак" style:display-name="Заголовок 7 Знак" style:family="text">
      <style:text-properties fo:color="#404040" style:font-name="Calibri Light" fo:font-family="'Calibri Light'" style:font-family-generic="swiss" style:font-pitch="variable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Заголовок_20_8_20_Знак" style:display-name="Заголовок 8 Знак" style:family="text">
      <style:text-properties fo:color="#404040" style:font-name="Calibri Light" fo:font-family="'Calibri Light'" style:font-family-generic="swiss" style:font-pitch="variable" fo:font-size="10pt" style:font-name-asian="Calibri Light" style:font-family-asian="'Calibri Light'" style:font-family-generic-asian="swiss" style:font-pitch-asian="variable" style:font-size-asian="10pt" style:font-name-complex="Calibri Light" style:font-family-complex="'Calibri Light'" style:font-family-generic-complex="swiss" style:font-pitch-complex="variable" style:font-size-complex="10pt"/>
    </style:style>
    <style:style style:name="Заголовок_20_9_20_Знак" style:display-name="Заголовок 9 Знак" style:family="text">
      <style:text-properties fo:color="#404040" style:font-name="Calibri Light" fo:font-family="'Calibri Light'" style:font-family-generic="swiss" style:font-pitch="variable" fo:font-size="10pt" fo:font-style="italic" style:font-name-asian="Calibri Light" style:font-family-asian="'Calibri Light'" style:font-family-generic-asian="swiss" style:font-pitch-asian="variable" style:font-size-asian="10pt" style:font-style-asian="italic" style:font-name-complex="Calibri Light" style:font-family-complex="'Calibri Light'" style:font-family-generic-complex="swiss" style:font-pitch-complex="variable" style:font-size-complex="10pt" style:font-style-complex="italic"/>
    </style:style>
    <style:style style:name="Заголовок_20_Знак" style:display-name="Заголовок Знак" style:family="text">
      <style:text-properties fo:color="#333f4f" style:font-name="Calibri Light" fo:font-family="'Calibri Light'" style:font-family-generic="swiss" style:font-pitch="variable" fo:font-size="26pt" fo:letter-spacing="0.009cm" style:font-name-asian="Calibri Light" style:font-family-asian="'Calibri Light'" style:font-family-generic-asian="swiss" style:font-pitch-asian="variable" style:font-size-asian="26pt" style:font-name-complex="Calibri Light" style:font-family-complex="'Calibri Light'" style:font-family-generic-complex="swiss" style:font-pitch-complex="variable" style:font-size-complex="26pt"/>
    </style:style>
    <style:style style:name="Подзаголовок_20_Знак" style:display-name="Подзаголовок Знак" style:family="text">
      <style:text-properties fo:color="#4472c4" style:font-name="Calibri Light" fo:font-family="'Calibri Light'" style:font-family-generic="swiss" style:font-pitch="variable" fo:font-size="12pt" fo:letter-spacing="0.026cm" fo:font-style="italic" style:font-name-asian="Calibri Light" style:font-family-asian="'Calibri Light'" style:font-family-generic-asian="swiss" style:font-pitch-asian="variable" style:font-size-asian="12pt" style:font-style-asian="italic" style:font-name-complex="Calibri Light" style:font-family-complex="'Calibri Light'" style:font-family-generic-complex="swiss" style:font-pitch-complex="variable" style:font-size-complex="12pt" style:font-style-complex="italic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Intense_20_emphasis" style:display-name="Intense emphasis" style:family="text">
      <style:text-properties fo:color="#4472c4" fo:font-style="italic" fo:font-weight="bold" style:font-style-asian="italic" style:font-weight-asian="bold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Цитата_20_2_20_Знак" style:display-name="Цитата 2 Знак" style:family="text">
      <style:text-properties fo:color="#000000" fo:font-style="italic" style:font-style-asian="italic" style:font-style-complex="italic"/>
    </style:style>
    <style:style style:name="Выделенная_20_цитата_20_Знак" style:display-name="Выделенная цитата Знак" style:family="text">
      <style:text-properties fo:color="#4472c4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>
      <style:text-properties fo:font-variant="small-caps" fo:color="#ed7d31" style:text-underline-style="solid" style:text-underline-width="auto" style:text-underline-color="font-color"/>
    </style:style>
    <style:style style:name="Intense_20_reference" style:display-name="Intense reference" style:family="text">
      <style:text-properties fo:font-variant="small-caps" fo:color="#ed7d31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Текст_20_сноски_20_Знак" style:display-name="Текст сноски Знак" style:family="text">
      <style:text-properties fo:font-size="10pt" style:font-size-asian="10pt" style:font-size-complex="10pt"/>
    </style:style>
    <style:style style:name="Footnote_20_Symbol" style:display-name="Footnote Symbol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Текст_20_Знак" style:display-name="Текст Знак" style:family="text">
      <style:text-properties style:font-name="Courier New" fo:font-family="'Courier New'" style:font-family-generic="modern" fo:font-size="10.5pt" style:font-size-asian="10.5pt" style:font-name-complex="Courier New" style:font-family-complex="'Courier New'" style:font-family-generic-complex="modern" style:font-size-complex="10.5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395" style:font-name="Calibri Light" fo:font-family="'Calibri Light'" style:font-family-generic="swiss" style:font-pitch="variable" fo:font-size="14pt" fo:font-weight="bold" style:font-name-asian="Calibri Light" style:font-family-asian="'Calibri Light'" style:font-family-generic-asian="swiss" style:font-pitch-asian="variable" style:font-size-asian="14pt" style:font-weight-asian="bold" style:font-name-complex="Calibri Light" style:font-family-complex="'Calibri Light'" style:font-family-generic-complex="swiss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472c4" style:font-name="Calibri Light" fo:font-family="'Calibri Light'" style:font-family-generic="swiss" style:font-pitch="variable" fo:font-size="13pt" fo:font-weight="bold" style:font-name-asian="Calibri Light" style:font-family-asian="'Calibri Light'" style:font-family-generic-asian="swiss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472c4" style:font-name="Calibri Light" fo:font-family="'Calibri Light'" style:font-family-generic="swiss" style:font-pitch="variable" fo:font-weight="bold" style:font-name-asian="Calibri Light" style:font-family-asian="'Calibri Light'" style:font-family-generic-asian="swiss" style:font-pitch-asian="variable" style:font-weight-asian="bold" style:font-name-complex="Calibri Light" style:font-family-complex="'Calibri Light'" style:font-family-generic-complex="swiss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472c4" style:font-name="Calibri Light" fo:font-family="'Calibri Light'" style:font-family-generic="swiss" style:font-pitch="variable" fo:font-style="italic" fo:font-weight="bold" style:font-name-asian="Calibri Light" style:font-family-asian="'Calibri Light'" style:font-family-generic-asian="swiss" style:font-pitch-asian="variable" style:font-style-asian="italic" style:font-weight-asian="bold" style:font-name-complex="Calibri Light" style:font-family-complex="'Calibri Light'" style:font-family-generic-complex="swiss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1f3763" style:font-name="Calibri Light" fo:font-family="'Calibri Light'" style:font-family-generic="swiss" style:font-pitch="variable" style:font-name-asian="Calibri Light" style:font-family-asian="'Calibri Light'" style:font-family-generic-asian="swiss" style:font-pitch-asian="variable" style:font-name-complex="Calibri Light" style:font-family-complex="'Calibri Light'" style:font-family-generic-complex="swiss" style:font-pitch-complex="variable"/>
    </style:style>
    <style:style style:name="Heading_20_6_20_Char" style:display-name="Heading 6 Char" style:family="text" style:parent-style-name="Default_20_paragraph_20_font">
      <style:text-properties fo:color="#1f3763" style:font-name="Calibri Light" fo:font-family="'Calibri Light'" style:font-family-generic="swiss" style:font-pitch="variable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 Light" fo:font-family="'Calibri Light'" style:font-family-generic="swiss" style:font-pitch="variable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libri Light" fo:font-family="'Calibri Light'" style:font-family-generic="swiss" style:font-pitch="variable" fo:font-size="10pt" style:font-name-asian="Calibri Light" style:font-family-asian="'Calibri Light'" style:font-family-generic-asian="swiss" style:font-pitch-asian="variable" style:font-size-asian="10pt" style:font-name-complex="Calibri Light" style:font-family-complex="'Calibri Light'" style:font-family-generic-complex="swiss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 Light" fo:font-family="'Calibri Light'" style:font-family-generic="swiss" style:font-pitch="variable" fo:font-size="10pt" fo:font-style="italic" style:font-name-asian="Calibri Light" style:font-family-asian="'Calibri Light'" style:font-family-generic-asian="swiss" style:font-pitch-asian="variable" style:font-size-asian="10pt" style:font-style-asian="italic" style:font-name-complex="Calibri Light" style:font-family-complex="'Calibri Light'" style:font-family-generic-complex="swiss" style:font-pitch-complex="variable" style:font-size-complex="10pt" style:font-style-complex="italic"/>
    </style:style>
    <style:style style:name="Title_20_Char" style:display-name="Title Char" style:family="text" style:parent-style-name="Default_20_paragraph_20_font">
      <style:text-properties fo:color="#333f4f" style:font-name="Calibri Light" fo:font-family="'Calibri Light'" style:font-family-generic="swiss" style:font-pitch="variable" fo:font-size="26pt" fo:letter-spacing="0.009cm" style:font-name-asian="Calibri Light" style:font-family-asian="'Calibri Light'" style:font-family-generic-asian="swiss" style:font-pitch-asian="variable" style:font-size-asian="26pt" style:font-name-complex="Calibri Light" style:font-family-complex="'Calibri Light'" style:font-family-generic-complex="swiss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472c4" style:font-name="Calibri Light" fo:font-family="'Calibri Light'" style:font-family-generic="swiss" style:font-pitch="variable" fo:font-size="12pt" fo:letter-spacing="0.026cm" fo:font-style="italic" style:font-name-asian="Calibri Light" style:font-family-asian="'Calibri Light'" style:font-family-generic-asian="swiss" style:font-pitch-asian="variable" style:font-size-asian="12pt" style:font-style-asian="italic" style:font-name-complex="Calibri Light" style:font-family-complex="'Calibri Light'" style:font-family-generic-complex="swiss" style:font-pitch-complex="variable" style:font-size-complex="12pt" style:font-style-complex="italic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472c4" fo:font-style="italic" fo:font-weight="bold" style:font-style-asian="italic" style:font-weight-asian="bold" style:font-style-complex="italic" style:font-weight-complex="bold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Plain_20_Text_20_Char" style:display-name="Plain Text Char" style:family="text" style:parent-style-name="Default_20_paragraph_20_font">
      <style:text-properties style:font-name="Courier New" fo:font-family="'Courier New'" style:font-family-generic="modern" fo:font-size="10.5pt" style:font-size-asian="10.5pt" style:font-name-complex="Courier New" style:font-family-complex="'Courier New'" style:font-family-generic-complex="modern" style:font-size-complex="10.5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HTML_20_Typewriter" style:display-name="HTML Typewriter" style:family="text" style:parent-style-name="Default_20_Paragraph_20_Font">
      <style:text-properties style:font-name="Courier New1" fo:font-family="'Courier New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0pt" fo:background-color="#ffffff" style:font-size-asian="10pt" style:font-name-complex="Times New Roman" style:font-family-complex="'Times New Roman'" style:font-family-generic-complex="roman" style:font-pitch-complex="variable"/>
    </style:style>
    <style:style style:name="Teletype" style:family="text">
      <style:text-properties style:font-name="Liberation Mono" fo:font-family="'Liberation Mono', 'Courier New'" style:font-family-generic="modern" style:font-name-asian="NSimSun" style:font-family-asian="NSimSun" style:font-family-generic-asian="modern" style:font-name-complex="Liberation Mono" style:font-family-complex="'Liberation Mono', 'Courier New'" style:font-family-generic-complex="modern"/>
    </style:style>
    <style:style style:name="Numbering_20_Symbols" style:display-name="Numbering Symbols" style:family="text"/>
    <style:style style:name="ListLabel_20_85" style:display-name="ListLabel 85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0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3z3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3z4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3z5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3z6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3z7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3z8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dc:subject/>
    <meta:initial-creator>Гость</meta:initial-creator>
    <meta:creation-date>2018-09-13T19:05:00</meta:creation-date>
    <dc:date>2020-01-11T19:00:38.782282414</dc:date>
    <meta:print-date>1995-11-21T17:41:00</meta:print-date>
    <meta:editing-cycles>75</meta:editing-cycles>
    <meta:editing-duration>P1DT2H52M40S</meta:editing-duration>
    <meta:generator>LibreOffice/6.0.7.3$Linux_X86_64 LibreOffice_project/00m0$Build-3</meta:generator>
    <meta:document-statistic meta:table-count="1" meta:image-count="0" meta:object-count="0" meta:page-count="14" meta:paragraph-count="506" meta:word-count="1966" meta:character-count="12391" meta:non-whitespace-character-count="10914"/>
  </office:meta>
</office:document-meta>
</file>